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217.7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udget surplus (+) or deficit (-)(% of GDP) </text:p>
          </table:table-cell>
          <table:table-cell/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/>
        </table:table-row>
        <table:table-row table:style-name="ro3">
          <table:table-cell table:style-name="ce3" office:value-type="string" calcext:value-type="string">
            <text:p><text:a xlink:href="file:///D:/cia-world-factbook/factbook-2014/geos/af.html" xlink:type="simple">Afghanistan</text:a> </text:p>
          </table:table-cell>
          <table:table-cell table:style-name="ce3" office:value-type="string" calcext:value-type="string">
            <text:p>-8.7% of GDP (2012 est.) </text:p>
          </table:table-cell>
          <table:table-cell table:formula="of:=MID([.B3]; 1; FIND(&quot;%&quot;; [.B3])-1)" office:value-type="string" office:string-value="-8.7" calcext:value-type="string">
            <text:p>-8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]; 1; FIND(&quot;%&quot;; [.B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l.html" xlink:type="simple">Albania</text:a> </text:p>
          </table:table-cell>
          <table:table-cell table:style-name="ce3" office:value-type="string" calcext:value-type="string">
            <text:p>-6.1% of GDP (2013 est.) </text:p>
          </table:table-cell>
          <table:table-cell table:formula="of:=MID([.B5]; 1; FIND(&quot;%&quot;; [.B5])-1)" office:value-type="string" office:string-value="-6.1" calcext:value-type="string">
            <text:p>-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]; 1; FIND(&quot;%&quot;; [.B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g.html" xlink:type="simple">Algeria</text:a> </text:p>
          </table:table-cell>
          <table:table-cell table:style-name="ce3" office:value-type="string" calcext:value-type="string">
            <text:p>-2.3% of GDP (2013 est.) </text:p>
          </table:table-cell>
          <table:table-cell table:formula="of:=MID([.B7]; 1; FIND(&quot;%&quot;; [.B7])-1)" office:value-type="string" office:string-value="-2.3" calcext:value-type="string">
            <text:p>-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]; 1; FIND(&quot;%&quot;; [.B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q.html" xlink:type="simple">American Samoa</text:a> </text:p>
          </table:table-cell>
          <table:table-cell table:style-name="ce3" office:value-type="string" calcext:value-type="string">
            <text:p>-6.1% of GDP (2007) </text:p>
          </table:table-cell>
          <table:table-cell table:formula="of:=MID([.B9]; 1; FIND(&quot;%&quot;; [.B9])-1)" office:value-type="string" office:string-value="-6.1" calcext:value-type="string">
            <text:p>-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]; 1; FIND(&quot;%&quot;; [.B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n.html" xlink:type="simple">Andorra</text:a> </text:p>
          </table:table-cell>
          <table:table-cell table:style-name="ce3" office:value-type="string" calcext:value-type="string">
            <text:p>-0.3% of GDP (2012) </text:p>
          </table:table-cell>
          <table:table-cell table:formula="of:=MID([.B11]; 1; FIND(&quot;%&quot;; [.B11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]; 1; FIND(&quot;%&quot;; [.B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o.html" xlink:type="simple">Angola</text:a> </text:p>
          </table:table-cell>
          <table:table-cell table:style-name="ce3" office:value-type="string" calcext:value-type="string">
            <text:p>3.4% of GDP (2013 est.) </text:p>
          </table:table-cell>
          <table:table-cell table:formula="of:=MID([.B13]; 1; FIND(&quot;%&quot;; [.B13])-1)" office:value-type="string" office:string-value="3.4" calcext:value-type="string">
            <text:p>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]; 1; FIND(&quot;%&quot;; [.B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v.html" xlink:type="simple">Anguilla</text:a> </text:p>
          </table:table-cell>
          <table:table-cell table:style-name="ce3" office:value-type="string" calcext:value-type="string">
            <text:p>-5% of GDP (2012 est.) </text:p>
          </table:table-cell>
          <table:table-cell table:formula="of:=MID([.B15]; 1; FIND(&quot;%&quot;; [.B15])-1)" office:value-type="string" office:string-value="-5" calcext:value-type="string">
            <text:p>-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]; 1; FIND(&quot;%&quot;; [.B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c.html" xlink:type="simple">Antigua and Barbuda</text:a> </text:p>
          </table:table-cell>
          <table:table-cell table:style-name="ce3" office:value-type="string" calcext:value-type="string">
            <text:p>-0.8% of GDP (2012 est.) </text:p>
          </table:table-cell>
          <table:table-cell table:formula="of:=MID([.B17]; 1; FIND(&quot;%&quot;; [.B17])-1)" office:value-type="string" office:string-value="-0.8" calcext:value-type="string">
            <text:p>-0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]; 1; FIND(&quot;%&quot;; [.B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r.html" xlink:type="simple">Argentina</text:a> </text:p>
          </table:table-cell>
          <table:table-cell table:style-name="ce3" office:value-type="string" calcext:value-type="string">
            <text:p>-3.2% of GDP (2013 est.) </text:p>
          </table:table-cell>
          <table:table-cell table:formula="of:=MID([.B19]; 1; FIND(&quot;%&quot;; [.B19])-1)" office:value-type="string" office:string-value="-3.2" calcext:value-type="string">
            <text:p>-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]; 1; FIND(&quot;%&quot;; [.B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m.html" xlink:type="simple">Armenia</text:a> </text:p>
          </table:table-cell>
          <table:table-cell table:style-name="ce3" office:value-type="string" calcext:value-type="string">
            <text:p>-0.3% of GDP (2013 est.) </text:p>
          </table:table-cell>
          <table:table-cell table:formula="of:=MID([.B21]; 1; FIND(&quot;%&quot;; [.B21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]; 1; FIND(&quot;%&quot;; [.B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a.html" xlink:type="simple">Aruba</text:a> </text:p>
          </table:table-cell>
          <table:table-cell table:style-name="ce3" office:value-type="string" calcext:value-type="string">
            <text:p>-7.5% of GDP (2013 est.) </text:p>
          </table:table-cell>
          <table:table-cell table:formula="of:=MID([.B23]; 1; FIND(&quot;%&quot;; [.B23])-1)" office:value-type="string" office:string-value="-7.5" calcext:value-type="string">
            <text:p>-7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]; 1; FIND(&quot;%&quot;; [.B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s.html" xlink:type="simple">Australia</text:a> </text:p>
          </table:table-cell>
          <table:table-cell table:style-name="ce3" office:value-type="string" calcext:value-type="string">
            <text:p>-1.3% of GDP (2013 est.) </text:p>
          </table:table-cell>
          <table:table-cell table:formula="of:=MID([.B25]; 1; FIND(&quot;%&quot;; [.B25])-1)" office:value-type="string" office:string-value="-1.3" calcext:value-type="string">
            <text:p>-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]; 1; FIND(&quot;%&quot;; [.B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u.html" xlink:type="simple">Austria</text:a> </text:p>
          </table:table-cell>
          <table:table-cell table:style-name="ce3" office:value-type="string" calcext:value-type="string">
            <text:p>-2.9% of GDP (2013 est.) </text:p>
          </table:table-cell>
          <table:table-cell table:formula="of:=MID([.B27]; 1; FIND(&quot;%&quot;; [.B27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]; 1; FIND(&quot;%&quot;; [.B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j.html" xlink:type="simple">Azerbaijan</text:a> </text:p>
          </table:table-cell>
          <table:table-cell table:style-name="ce3" office:value-type="string" calcext:value-type="string">
            <text:p>0.5% of GDP (2013 est.) </text:p>
          </table:table-cell>
          <table:table-cell table:formula="of:=MID([.B29]; 1; FIND(&quot;%&quot;; [.B29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]; 1; FIND(&quot;%&quot;; [.B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f.html" xlink:type="simple">Bahamas, The</text:a> </text:p>
          </table:table-cell>
          <table:table-cell table:style-name="ce3" office:value-type="string" calcext:value-type="string">
            <text:p>-8.2% of GDP (2012 est.) </text:p>
          </table:table-cell>
          <table:table-cell table:formula="of:=MID([.B31]; 1; FIND(&quot;%&quot;; [.B31])-1)" office:value-type="string" office:string-value="-8.2" calcext:value-type="string">
            <text:p>-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]; 1; FIND(&quot;%&quot;; [.B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a.html" xlink:type="simple">Bahrain</text:a> </text:p>
          </table:table-cell>
          <table:table-cell table:style-name="ce3" office:value-type="string" calcext:value-type="string">
            <text:p>-3.8% of GDP (2013 est.) </text:p>
          </table:table-cell>
          <table:table-cell table:formula="of:=MID([.B33]; 1; FIND(&quot;%&quot;; [.B33])-1)" office:value-type="string" office:string-value="-3.8" calcext:value-type="string">
            <text:p>-3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]; 1; FIND(&quot;%&quot;; [.B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g.html" xlink:type="simple">Bangladesh</text:a> </text:p>
          </table:table-cell>
          <table:table-cell table:style-name="ce3" office:value-type="string" calcext:value-type="string">
            <text:p>-4.9% of GDP (2013 est.) </text:p>
          </table:table-cell>
          <table:table-cell table:formula="of:=MID([.B35]; 1; FIND(&quot;%&quot;; [.B35])-1)" office:value-type="string" office:string-value="-4.9" calcext:value-type="string">
            <text:p>-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]; 1; FIND(&quot;%&quot;; [.B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b.html" xlink:type="simple">Barbados</text:a> </text:p>
          </table:table-cell>
          <table:table-cell table:style-name="ce3" office:value-type="string" calcext:value-type="string">
            <text:p>-7% of GDP (2013 est.) </text:p>
          </table:table-cell>
          <table:table-cell table:formula="of:=MID([.B37]; 1; FIND(&quot;%&quot;; [.B37])-1)" office:value-type="string" office:string-value="-7" calcext:value-type="string">
            <text:p>-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]; 1; FIND(&quot;%&quot;; [.B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o.html" xlink:type="simple">Belarus</text:a> </text:p>
          </table:table-cell>
          <table:table-cell table:style-name="ce3" office:value-type="string" calcext:value-type="string">
            <text:p>-0.2% of GDP (2013 est.) </text:p>
          </table:table-cell>
          <table:table-cell table:formula="of:=MID([.B39]; 1; FIND(&quot;%&quot;; [.B39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]; 1; FIND(&quot;%&quot;; [.B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e.html" xlink:type="simple">Belgium</text:a> </text:p>
          </table:table-cell>
          <table:table-cell table:style-name="ce3" office:value-type="string" calcext:value-type="string">
            <text:p>-3.2% of GDP (2013 est.) </text:p>
          </table:table-cell>
          <table:table-cell table:formula="of:=MID([.B41]; 1; FIND(&quot;%&quot;; [.B41])-1)" office:value-type="string" office:string-value="-3.2" calcext:value-type="string">
            <text:p>-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]; 1; FIND(&quot;%&quot;; [.B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h.html" xlink:type="simple">Belize</text:a> </text:p>
          </table:table-cell>
          <table:table-cell table:style-name="ce3" office:value-type="string" calcext:value-type="string">
            <text:p>3.5% of GDP (2013 est.) </text:p>
          </table:table-cell>
          <table:table-cell table:formula="of:=MID([.B43]; 1; FIND(&quot;%&quot;; [.B43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]; 1; FIND(&quot;%&quot;; [.B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n.html" xlink:type="simple">Benin</text:a> </text:p>
          </table:table-cell>
          <table:table-cell table:style-name="ce3" office:value-type="string" calcext:value-type="string">
            <text:p>-1.3% of GDP (2013 est.) </text:p>
          </table:table-cell>
          <table:table-cell table:formula="of:=MID([.B45]; 1; FIND(&quot;%&quot;; [.B45])-1)" office:value-type="string" office:string-value="-1.3" calcext:value-type="string">
            <text:p>-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6]; 1; FIND(&quot;%&quot;; [.B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d.html" xlink:type="simple">Bermuda</text:a> </text:p>
          </table:table-cell>
          <table:table-cell table:style-name="ce3" office:value-type="string" calcext:value-type="string">
            <text:p>-2.5% of GDP (FY11/12 est.) </text:p>
          </table:table-cell>
          <table:table-cell table:formula="of:=MID([.B47]; 1; FIND(&quot;%&quot;; [.B47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8]; 1; FIND(&quot;%&quot;; [.B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t.html" xlink:type="simple">Bhutan</text:a> </text:p>
          </table:table-cell>
          <table:table-cell table:style-name="ce3" office:value-type="string" calcext:value-type="string">
            <text:p>-2.4% of GDP (2013 est.) </text:p>
          </table:table-cell>
          <table:table-cell table:formula="of:=MID([.B49]; 1; FIND(&quot;%&quot;; [.B49])-1)" office:value-type="string" office:string-value="-2.4" calcext:value-type="string">
            <text:p>-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0]; 1; FIND(&quot;%&quot;; [.B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l.html" xlink:type="simple">Bolivia</text:a> </text:p>
          </table:table-cell>
          <table:table-cell table:style-name="ce3" office:value-type="string" calcext:value-type="string">
            <text:p>0.1% of GDP (2013 est.) </text:p>
          </table:table-cell>
          <table:table-cell table:formula="of:=MID([.B51]; 1; FIND(&quot;%&quot;; [.B51])-1)" office:value-type="string" office:string-value="0.1" calcext:value-type="string">
            <text:p>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2]; 1; FIND(&quot;%&quot;; [.B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k.html" xlink:type="simple">Bosnia and Herzegovina</text:a> </text:p>
          </table:table-cell>
          <table:table-cell table:style-name="ce3" office:value-type="string" calcext:value-type="string">
            <text:p>1% of GDP (2013 est.) </text:p>
          </table:table-cell>
          <table:table-cell table:formula="of:=MID([.B53]; 1; FIND(&quot;%&quot;; [.B53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4]; 1; FIND(&quot;%&quot;; [.B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c.html" xlink:type="simple">Botswana</text:a> </text:p>
          </table:table-cell>
          <table:table-cell table:style-name="ce3" office:value-type="string" calcext:value-type="string">
            <text:p>0.6% of GDP (2013 est.) </text:p>
          </table:table-cell>
          <table:table-cell table:formula="of:=MID([.B55]; 1; FIND(&quot;%&quot;; [.B55])-1)" office:value-type="string" office:string-value="0.6" calcext:value-type="string">
            <text:p>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6]; 1; FIND(&quot;%&quot;; [.B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r.html" xlink:type="simple">Brazil</text:a> </text:p>
          </table:table-cell>
          <table:table-cell table:style-name="ce3" office:value-type="string" calcext:value-type="string">
            <text:p>1.6% of GDP (2013 est.) </text:p>
          </table:table-cell>
          <table:table-cell table:formula="of:=MID([.B57]; 1; FIND(&quot;%&quot;; [.B57])-1)" office:value-type="string" office:string-value="1.6" calcext:value-type="string">
            <text:p>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58]; 1; FIND(&quot;%&quot;; [.B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i.html" xlink:type="simple">British Virgin Islands</text:a> </text:p>
          </table:table-cell>
          <table:table-cell table:style-name="ce3" office:value-type="string" calcext:value-type="string">
            <text:p>0% of GDP (2013 est.) </text:p>
          </table:table-cell>
          <table:table-cell table:formula="of:=MID([.B59]; 1; FIND(&quot;%&quot;; [.B59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0]; 1; FIND(&quot;%&quot;; [.B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x.html" xlink:type="simple">Brunei</text:a> </text:p>
          </table:table-cell>
          <table:table-cell table:style-name="ce3" office:value-type="string" calcext:value-type="string">
            <text:p>9.8% of GDP (2013 est.) </text:p>
          </table:table-cell>
          <table:table-cell table:formula="of:=MID([.B61]; 1; FIND(&quot;%&quot;; [.B61])-1)" office:value-type="string" office:string-value="9.8" calcext:value-type="string">
            <text:p>9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2]; 1; FIND(&quot;%&quot;; [.B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u.html" xlink:type="simple">Bulgaria</text:a> </text:p>
          </table:table-cell>
          <table:table-cell table:style-name="ce3" office:value-type="string" calcext:value-type="string">
            <text:p>-2.4% of GDP (2013 est.) </text:p>
          </table:table-cell>
          <table:table-cell table:formula="of:=MID([.B63]; 1; FIND(&quot;%&quot;; [.B63])-1)" office:value-type="string" office:string-value="-2.4" calcext:value-type="string">
            <text:p>-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4]; 1; FIND(&quot;%&quot;; [.B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v.html" xlink:type="simple">Burkina Faso</text:a> </text:p>
          </table:table-cell>
          <table:table-cell table:style-name="ce3" office:value-type="string" calcext:value-type="string">
            <text:p>-3.2% of GDP (2013 est.) </text:p>
          </table:table-cell>
          <table:table-cell table:formula="of:=MID([.B65]; 1; FIND(&quot;%&quot;; [.B65])-1)" office:value-type="string" office:string-value="-3.2" calcext:value-type="string">
            <text:p>-3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6]; 1; FIND(&quot;%&quot;; [.B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m.html" xlink:type="simple">Burma</text:a> </text:p>
          </table:table-cell>
          <table:table-cell table:style-name="ce3" office:value-type="string" calcext:value-type="string">
            <text:p>-3.4% of GDP (2013 est.) </text:p>
          </table:table-cell>
          <table:table-cell table:formula="of:=MID([.B67]; 1; FIND(&quot;%&quot;; [.B67])-1)" office:value-type="string" office:string-value="-3.4" calcext:value-type="string">
            <text:p>-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68]; 1; FIND(&quot;%&quot;; [.B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y.html" xlink:type="simple">Burundi</text:a> </text:p>
          </table:table-cell>
          <table:table-cell table:style-name="ce3" office:value-type="string" calcext:value-type="string">
            <text:p>-3.3% of GDP (2013 est.) </text:p>
          </table:table-cell>
          <table:table-cell table:formula="of:=MID([.B69]; 1; FIND(&quot;%&quot;; [.B69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0]; 1; FIND(&quot;%&quot;; [.B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v.html" xlink:type="simple">Cabo Verde</text:a> </text:p>
          </table:table-cell>
          <table:table-cell table:style-name="ce3" office:value-type="string" calcext:value-type="string">
            <text:p>-9.8% of GDP (2013 est.) </text:p>
          </table:table-cell>
          <table:table-cell table:formula="of:=MID([.B71]; 1; FIND(&quot;%&quot;; [.B71])-1)" office:value-type="string" office:string-value="-9.8" calcext:value-type="string">
            <text:p>-9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2]; 1; FIND(&quot;%&quot;; [.B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b.html" xlink:type="simple">Cambodia</text:a> </text:p>
          </table:table-cell>
          <table:table-cell table:style-name="ce3" office:value-type="string" calcext:value-type="string">
            <text:p>-2.7% of GDP (2013 est.) </text:p>
          </table:table-cell>
          <table:table-cell table:formula="of:=MID([.B73]; 1; FIND(&quot;%&quot;; [.B73])-1)" office:value-type="string" office:string-value="-2.7" calcext:value-type="string">
            <text:p>-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4]; 1; FIND(&quot;%&quot;; [.B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m.html" xlink:type="simple">Cameroon</text:a> </text:p>
          </table:table-cell>
          <table:table-cell table:style-name="ce3" office:value-type="string" calcext:value-type="string">
            <text:p>-4.3% of GDP (2013 est.) </text:p>
          </table:table-cell>
          <table:table-cell table:formula="of:=MID([.B75]; 1; FIND(&quot;%&quot;; [.B75])-1)" office:value-type="string" office:string-value="-4.3" calcext:value-type="string">
            <text:p>-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6]; 1; FIND(&quot;%&quot;; [.B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a.html" xlink:type="simple">Canada</text:a> </text:p>
          </table:table-cell>
          <table:table-cell table:style-name="ce3" office:value-type="string" calcext:value-type="string">
            <text:p>-2.9% of GDP (2013 est.) </text:p>
          </table:table-cell>
          <table:table-cell table:formula="of:=MID([.B77]; 1; FIND(&quot;%&quot;; [.B77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78]; 1; FIND(&quot;%&quot;; [.B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j.html" xlink:type="simple">Cayman Islands</text:a> </text:p>
          </table:table-cell>
          <table:table-cell table:style-name="ce3" office:value-type="string" calcext:value-type="string">
            <text:p>-2.5% of GDP (2013 est.) </text:p>
          </table:table-cell>
          <table:table-cell table:formula="of:=MID([.B79]; 1; FIND(&quot;%&quot;; [.B79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0]; 1; FIND(&quot;%&quot;; [.B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t.html" xlink:type="simple">Central African Republic</text:a> </text:p>
          </table:table-cell>
          <table:table-cell table:style-name="ce3" office:value-type="string" calcext:value-type="string">
            <text:p>-4.1% of GDP (2013 est.) </text:p>
          </table:table-cell>
          <table:table-cell table:formula="of:=MID([.B81]; 1; FIND(&quot;%&quot;; [.B81])-1)" office:value-type="string" office:string-value="-4.1" calcext:value-type="string">
            <text:p>-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2]; 1; FIND(&quot;%&quot;; [.B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d.html" xlink:type="simple">Chad</text:a> </text:p>
          </table:table-cell>
          <table:table-cell table:style-name="ce3" office:value-type="string" calcext:value-type="string">
            <text:p>-5.9% of GDP (2013 est.) </text:p>
          </table:table-cell>
          <table:table-cell table:formula="of:=MID([.B83]; 1; FIND(&quot;%&quot;; [.B83])-1)" office:value-type="string" office:string-value="-5.9" calcext:value-type="string">
            <text:p>-5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4]; 1; FIND(&quot;%&quot;; [.B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i.html" xlink:type="simple">Chile</text:a> </text:p>
          </table:table-cell>
          <table:table-cell table:style-name="ce3" office:value-type="string" calcext:value-type="string">
            <text:p>-1% of GDP (2013 est.) </text:p>
          </table:table-cell>
          <table:table-cell table:formula="of:=MID([.B85]; 1; FIND(&quot;%&quot;; [.B85])-1)" office:value-type="string" office:string-value="-1" calcext:value-type="string">
            <text:p>-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6]; 1; FIND(&quot;%&quot;; [.B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h.html" xlink:type="simple">China</text:a> </text:p>
          </table:table-cell>
          <table:table-cell table:style-name="ce3" office:value-type="string" calcext:value-type="string">
            <text:p>-2.1% of GDP (2013 est.) </text:p>
          </table:table-cell>
          <table:table-cell table:formula="of:=MID([.B87]; 1; FIND(&quot;%&quot;; [.B87])-1)" office:value-type="string" office:string-value="-2.1" calcext:value-type="string">
            <text:p>-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88]; 1; FIND(&quot;%&quot;; [.B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o.html" xlink:type="simple">Colombia</text:a> </text:p>
          </table:table-cell>
          <table:table-cell table:style-name="ce3" office:value-type="string" calcext:value-type="string">
            <text:p>0.4% of GDP (2012 est.) </text:p>
          </table:table-cell>
          <table:table-cell table:formula="of:=MID([.B89]; 1; FIND(&quot;%&quot;; [.B89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0]; 1; FIND(&quot;%&quot;; [.B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n.html" xlink:type="simple">Comoros</text:a> </text:p>
          </table:table-cell>
          <table:table-cell table:style-name="ce3" office:value-type="string" calcext:value-type="string">
            <text:p>0.4% of GDP (2013 est.) </text:p>
          </table:table-cell>
          <table:table-cell table:formula="of:=MID([.B91]; 1; FIND(&quot;%&quot;; [.B91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2]; 1; FIND(&quot;%&quot;; [.B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g.html" xlink:type="simple">Congo, Democratic Republic of the</text:a> </text:p>
          </table:table-cell>
          <table:table-cell table:style-name="ce3" office:value-type="string" calcext:value-type="string">
            <text:p>-3.5% of GDP (2013 est.) </text:p>
          </table:table-cell>
          <table:table-cell table:formula="of:=MID([.B93]; 1; FIND(&quot;%&quot;; [.B93])-1)" office:value-type="string" office:string-value="-3.5" calcext:value-type="string">
            <text:p>-3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4]; 1; FIND(&quot;%&quot;; [.B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f.html" xlink:type="simple">Congo, Republic of the</text:a> </text:p>
          </table:table-cell>
          <table:table-cell table:style-name="ce3" office:value-type="string" calcext:value-type="string">
            <text:p>14% of GDP (2013 est.) </text:p>
          </table:table-cell>
          <table:table-cell table:formula="of:=MID([.B95]; 1; FIND(&quot;%&quot;; [.B95])-1)" office:value-type="string" office:string-value="14" calcext:value-type="string">
            <text:p>1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6]; 1; FIND(&quot;%&quot;; [.B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w.html" xlink:type="simple">Cook Islands</text:a> </text:p>
          </table:table-cell>
          <table:table-cell table:style-name="ce3" office:value-type="string" calcext:value-type="string">
            <text:p>1% of GDP (FY05/06) </text:p>
          </table:table-cell>
          <table:table-cell table:formula="of:=MID([.B97]; 1; FIND(&quot;%&quot;; [.B97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98]; 1; FIND(&quot;%&quot;; [.B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s.html" xlink:type="simple">Costa Rica</text:a> </text:p>
          </table:table-cell>
          <table:table-cell table:style-name="ce3" office:value-type="string" calcext:value-type="string">
            <text:p>-5% of GDP (2013 est.) </text:p>
          </table:table-cell>
          <table:table-cell table:formula="of:=MID([.B99]; 1; FIND(&quot;%&quot;; [.B99])-1)" office:value-type="string" office:string-value="-5" calcext:value-type="string">
            <text:p>-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0]; 1; FIND(&quot;%&quot;; [.B1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v.html" xlink:type="simple">Cote d'Ivoire</text:a> </text:p>
          </table:table-cell>
          <table:table-cell table:style-name="ce3" office:value-type="string" calcext:value-type="string">
            <text:p>-3.4% of GDP (2013 est.) </text:p>
          </table:table-cell>
          <table:table-cell table:formula="of:=MID([.B101]; 1; FIND(&quot;%&quot;; [.B101])-1)" office:value-type="string" office:string-value="-3.4" calcext:value-type="string">
            <text:p>-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2]; 1; FIND(&quot;%&quot;; [.B1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r.html" xlink:type="simple">Croatia</text:a> </text:p>
          </table:table-cell>
          <table:table-cell table:style-name="ce3" office:value-type="string" calcext:value-type="string">
            <text:p>-4.4% of GDP (2013 est.) </text:p>
          </table:table-cell>
          <table:table-cell table:formula="of:=MID([.B103]; 1; FIND(&quot;%&quot;; [.B103])-1)" office:value-type="string" office:string-value="-4.4" calcext:value-type="string">
            <text:p>-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4]; 1; FIND(&quot;%&quot;; [.B1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u.html" xlink:type="simple">Cuba</text:a> </text:p>
          </table:table-cell>
          <table:table-cell table:style-name="ce3" office:value-type="string" calcext:value-type="string">
            <text:p>-3.7% of GDP (2013 est.) </text:p>
          </table:table-cell>
          <table:table-cell table:formula="of:=MID([.B105]; 1; FIND(&quot;%&quot;; [.B105])-1)" office:value-type="string" office:string-value="-3.7" calcext:value-type="string">
            <text:p>-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6]; 1; FIND(&quot;%&quot;; [.B1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c.html" xlink:type="simple">Curacao</text:a> </text:p>
          </table:table-cell>
          <table:table-cell table:style-name="ce3" office:value-type="string" calcext:value-type="string">
            <text:p>-0.4% of GDP (2012 est.) </text:p>
          </table:table-cell>
          <table:table-cell table:formula="of:=MID([.B107]; 1; FIND(&quot;%&quot;; [.B107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08]; 1; FIND(&quot;%&quot;; [.B1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y.html" xlink:type="simple">Cyprus</text:a> </text:p>
          </table:table-cell>
          <table:table-cell table:style-name="ce3" office:value-type="string" calcext:value-type="string">
            <text:p>-5.7% of GDP (2013 est.) </text:p>
          </table:table-cell>
          <table:table-cell table:formula="of:=MID([.B109]; 1; FIND(&quot;%&quot;; [.B109])-1)" office:value-type="string" office:string-value="-5.7" calcext:value-type="string">
            <text:p>-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0]; 1; FIND(&quot;%&quot;; [.B1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z.html" xlink:type="simple">Czech Republic</text:a> </text:p>
          </table:table-cell>
          <table:table-cell table:style-name="ce3" office:value-type="string" calcext:value-type="string">
            <text:p>-2.1% of GDP (2013 est.) </text:p>
          </table:table-cell>
          <table:table-cell table:formula="of:=MID([.B111]; 1; FIND(&quot;%&quot;; [.B111])-1)" office:value-type="string" office:string-value="-2.1" calcext:value-type="string">
            <text:p>-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2]; 1; FIND(&quot;%&quot;; [.B1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a.html" xlink:type="simple">Denmark</text:a> </text:p>
          </table:table-cell>
          <table:table-cell table:style-name="ce3" office:value-type="string" calcext:value-type="string">
            <text:p>-2.5% of GDP (2013 est.) </text:p>
          </table:table-cell>
          <table:table-cell table:formula="of:=MID([.B113]; 1; FIND(&quot;%&quot;; [.B113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4]; 1; FIND(&quot;%&quot;; [.B1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j.html" xlink:type="simple">Djibouti</text:a> </text:p>
          </table:table-cell>
          <table:table-cell table:style-name="ce3" office:value-type="string" calcext:value-type="string">
            <text:p>-1.4% of GDP (2013 est.) </text:p>
          </table:table-cell>
          <table:table-cell table:formula="of:=MID([.B115]; 1; FIND(&quot;%&quot;; [.B115])-1)" office:value-type="string" office:string-value="-1.4" calcext:value-type="string">
            <text:p>-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6]; 1; FIND(&quot;%&quot;; [.B1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o.html" xlink:type="simple">Dominica</text:a> </text:p>
          </table:table-cell>
          <table:table-cell table:style-name="ce3" office:value-type="string" calcext:value-type="string">
            <text:p>-7.5% of GDP (2013 est.) </text:p>
          </table:table-cell>
          <table:table-cell table:formula="of:=MID([.B117]; 1; FIND(&quot;%&quot;; [.B117])-1)" office:value-type="string" office:string-value="-7.5" calcext:value-type="string">
            <text:p>-7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18]; 1; FIND(&quot;%&quot;; [.B1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dr.html" xlink:type="simple">Dominican Republic</text:a> </text:p>
          </table:table-cell>
          <table:table-cell table:style-name="ce3" office:value-type="string" calcext:value-type="string">
            <text:p>-3% of GDP (2013 est.) </text:p>
          </table:table-cell>
          <table:table-cell table:formula="of:=MID([.B119]; 1; FIND(&quot;%&quot;; [.B119])-1)" office:value-type="string" office:string-value="-3" calcext:value-type="string">
            <text:p>-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0]; 1; FIND(&quot;%&quot;; [.B1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c.html" xlink:type="simple">Ecuador</text:a> </text:p>
          </table:table-cell>
          <table:table-cell table:style-name="ce3" office:value-type="string" calcext:value-type="string">
            <text:p>-2.5% of GDP (2013 est.) </text:p>
          </table:table-cell>
          <table:table-cell table:formula="of:=MID([.B121]; 1; FIND(&quot;%&quot;; [.B121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2]; 1; FIND(&quot;%&quot;; [.B12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eg.html" xlink:type="simple">Egypt</text:a> </text:p>
          </table:table-cell>
          <table:table-cell table:style-name="ce3" office:value-type="string" calcext:value-type="string">
            <text:p>-13.3% of GDP (2013 est.) </text:p>
          </table:table-cell>
          <table:table-cell table:formula="of:=MID([.B123]; 1; FIND(&quot;%&quot;; [.B123])-1)" office:value-type="string" office:string-value="-13.3" calcext:value-type="string">
            <text:p>-1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4]; 1; FIND(&quot;%&quot;; [.B1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s.html" xlink:type="simple">El Salvador</text:a> </text:p>
          </table:table-cell>
          <table:table-cell table:style-name="ce3" office:value-type="string" calcext:value-type="string">
            <text:p>-4% of GDP (2013 est.) </text:p>
          </table:table-cell>
          <table:table-cell table:formula="of:=MID([.B125]; 1; FIND(&quot;%&quot;; [.B125])-1)" office:value-type="string" office:string-value="-4" calcext:value-type="string">
            <text:p>-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6]; 1; FIND(&quot;%&quot;; [.B1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k.html" xlink:type="simple">Equatorial Guinea</text:a> </text:p>
          </table:table-cell>
          <table:table-cell table:style-name="ce3" office:value-type="string" calcext:value-type="string">
            <text:p>0.2% of GDP (2013 est.) </text:p>
          </table:table-cell>
          <table:table-cell table:formula="of:=MID([.B127]; 1; FIND(&quot;%&quot;; [.B127])-1)" office:value-type="string" office:string-value="0.2" calcext:value-type="string">
            <text:p>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28]; 1; FIND(&quot;%&quot;; [.B1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r.html" xlink:type="simple">Eritrea</text:a> </text:p>
          </table:table-cell>
          <table:table-cell table:style-name="ce3" office:value-type="string" calcext:value-type="string">
            <text:p>-13% of GDP (2013 est.) </text:p>
          </table:table-cell>
          <table:table-cell table:formula="of:=MID([.B129]; 1; FIND(&quot;%&quot;; [.B129])-1)" office:value-type="string" office:string-value="-13" calcext:value-type="string">
            <text:p>-1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0]; 1; FIND(&quot;%&quot;; [.B1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n.html" xlink:type="simple">Estonia</text:a> </text:p>
          </table:table-cell>
          <table:table-cell table:style-name="ce3" office:value-type="string" calcext:value-type="string">
            <text:p>-0.5% of GDP (2013 est.) </text:p>
          </table:table-cell>
          <table:table-cell table:formula="of:=MID([.B131]; 1; FIND(&quot;%&quot;; [.B131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2]; 1; FIND(&quot;%&quot;; [.B1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t.html" xlink:type="simple">Ethiopia</text:a> </text:p>
          </table:table-cell>
          <table:table-cell table:style-name="ce3" office:value-type="string" calcext:value-type="string">
            <text:p>-2.8% of GDP (2013 est.) </text:p>
          </table:table-cell>
          <table:table-cell table:formula="of:=MID([.B133]; 1; FIND(&quot;%&quot;; [.B133])-1)" office:value-type="string" office:string-value="-2.8" calcext:value-type="string">
            <text:p>-2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4]; 1; FIND(&quot;%&quot;; [.B1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k.html" xlink:type="simple">Falkland Islands (Islas Malvinas)</text:a> </text:p>
          </table:table-cell>
          <table:table-cell table:style-name="ce3" office:value-type="string" calcext:value-type="string">
            <text:p>-5% of GDP (FY09/10) </text:p>
          </table:table-cell>
          <table:table-cell table:formula="of:=MID([.B135]; 1; FIND(&quot;%&quot;; [.B135])-1)" office:value-type="string" office:string-value="-5" calcext:value-type="string">
            <text:p>-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6]; 1; FIND(&quot;%&quot;; [.B13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fo.html" xlink:type="simple">Faroe Islands</text:a> </text:p>
          </table:table-cell>
          <table:table-cell table:style-name="ce3" office:value-type="string" calcext:value-type="string">
            <text:p>-11.9% of GDP (2010 est.) </text:p>
          </table:table-cell>
          <table:table-cell table:formula="of:=MID([.B137]; 1; FIND(&quot;%&quot;; [.B137])-1)" office:value-type="string" office:string-value="-11.9" calcext:value-type="string">
            <text:p>-1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38]; 1; FIND(&quot;%&quot;; [.B1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j.html" xlink:type="simple">Fiji</text:a> </text:p>
          </table:table-cell>
          <table:table-cell table:style-name="ce3" office:value-type="string" calcext:value-type="string">
            <text:p>-2.6% of GDP (2013 est.) </text:p>
          </table:table-cell>
          <table:table-cell table:formula="of:=MID([.B139]; 1; FIND(&quot;%&quot;; [.B139])-1)" office:value-type="string" office:string-value="-2.6" calcext:value-type="string">
            <text:p>-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0]; 1; FIND(&quot;%&quot;; [.B1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i.html" xlink:type="simple">Finland</text:a> </text:p>
          </table:table-cell>
          <table:table-cell table:style-name="ce3" office:value-type="string" calcext:value-type="string">
            <text:p>-2.3% of GDP (2013 est.) </text:p>
          </table:table-cell>
          <table:table-cell table:formula="of:=MID([.B141]; 1; FIND(&quot;%&quot;; [.B141])-1)" office:value-type="string" office:string-value="-2.3" calcext:value-type="string">
            <text:p>-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2]; 1; FIND(&quot;%&quot;; [.B1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r.html" xlink:type="simple">France</text:a> </text:p>
          </table:table-cell>
          <table:table-cell table:style-name="ce3" office:value-type="string" calcext:value-type="string">
            <text:p>-4.1% of GDP (2013 est.) </text:p>
          </table:table-cell>
          <table:table-cell table:formula="of:=MID([.B143]; 1; FIND(&quot;%&quot;; [.B143])-1)" office:value-type="string" office:string-value="-4.1" calcext:value-type="string">
            <text:p>-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4]; 1; FIND(&quot;%&quot;; [.B1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p.html" xlink:type="simple">French Polynesia</text:a> </text:p>
          </table:table-cell>
          <table:table-cell table:style-name="ce3" office:value-type="string" calcext:value-type="string">
            <text:p>3.9% of GDP (1999) </text:p>
          </table:table-cell>
          <table:table-cell table:formula="of:=MID([.B145]; 1; FIND(&quot;%&quot;; [.B145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6]; 1; FIND(&quot;%&quot;; [.B1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b.html" xlink:type="simple">Gabon</text:a> </text:p>
          </table:table-cell>
          <table:table-cell table:style-name="ce3" office:value-type="string" calcext:value-type="string">
            <text:p>-7.9% of GDP (2013 est.) </text:p>
          </table:table-cell>
          <table:table-cell table:formula="of:=MID([.B147]; 1; FIND(&quot;%&quot;; [.B147])-1)" office:value-type="string" office:string-value="-7.9" calcext:value-type="string">
            <text:p>-7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48]; 1; FIND(&quot;%&quot;; [.B1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a.html" xlink:type="simple">Gambia, The</text:a> </text:p>
          </table:table-cell>
          <table:table-cell table:style-name="ce3" office:value-type="string" calcext:value-type="string">
            <text:p>-4% of GDP (2013 est.) </text:p>
          </table:table-cell>
          <table:table-cell table:formula="of:=MID([.B149]; 1; FIND(&quot;%&quot;; [.B149])-1)" office:value-type="string" office:string-value="-4" calcext:value-type="string">
            <text:p>-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0]; 1; FIND(&quot;%&quot;; [.B1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g.html" xlink:type="simple">Georgia</text:a> </text:p>
          </table:table-cell>
          <table:table-cell table:style-name="ce3" office:value-type="string" calcext:value-type="string">
            <text:p>-2.7% of GDP (2013 est.) </text:p>
          </table:table-cell>
          <table:table-cell table:formula="of:=MID([.B151]; 1; FIND(&quot;%&quot;; [.B151])-1)" office:value-type="string" office:string-value="-2.7" calcext:value-type="string">
            <text:p>-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2]; 1; FIND(&quot;%&quot;; [.B1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m.html" xlink:type="simple">Germany</text:a> </text:p>
          </table:table-cell>
          <table:table-cell table:style-name="ce3" office:value-type="string" calcext:value-type="string">
            <text:p>0.1% of GDP (2013 est.) </text:p>
          </table:table-cell>
          <table:table-cell table:formula="of:=MID([.B153]; 1; FIND(&quot;%&quot;; [.B153])-1)" office:value-type="string" office:string-value="0.1" calcext:value-type="string">
            <text:p>0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4]; 1; FIND(&quot;%&quot;; [.B1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h.html" xlink:type="simple">Ghana</text:a> </text:p>
          </table:table-cell>
          <table:table-cell table:style-name="ce3" office:value-type="string" calcext:value-type="string">
            <text:p>-9.5% of GDP (2013 est.) </text:p>
          </table:table-cell>
          <table:table-cell table:formula="of:=MID([.B155]; 1; FIND(&quot;%&quot;; [.B155])-1)" office:value-type="string" office:string-value="-9.5" calcext:value-type="string">
            <text:p>-9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6]; 1; FIND(&quot;%&quot;; [.B1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i.html" xlink:type="simple">Gibraltar</text:a> </text:p>
          </table:table-cell>
          <table:table-cell table:style-name="ce3" office:value-type="string" calcext:value-type="string">
            <text:p>2.1% of GDP (2008 est.) </text:p>
          </table:table-cell>
          <table:table-cell table:formula="of:=MID([.B157]; 1; FIND(&quot;%&quot;; [.B157])-1)" office:value-type="string" office:string-value="2.1" calcext:value-type="string">
            <text:p>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58]; 1; FIND(&quot;%&quot;; [.B1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r.html" xlink:type="simple">Greece</text:a> </text:p>
          </table:table-cell>
          <table:table-cell table:style-name="ce3" office:value-type="string" calcext:value-type="string">
            <text:p>-4% of GDP (2013 est.) </text:p>
          </table:table-cell>
          <table:table-cell table:formula="of:=MID([.B159]; 1; FIND(&quot;%&quot;; [.B159])-1)" office:value-type="string" office:string-value="-4" calcext:value-type="string">
            <text:p>-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0]; 1; FIND(&quot;%&quot;; [.B1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l.html" xlink:type="simple">Greenland</text:a> </text:p>
          </table:table-cell>
          <table:table-cell table:style-name="ce3" office:value-type="string" calcext:value-type="string">
            <text:p>1.9% of GDP (2010) </text:p>
          </table:table-cell>
          <table:table-cell table:formula="of:=MID([.B161]; 1; FIND(&quot;%&quot;; [.B161])-1)" office:value-type="string" office:string-value="1.9" calcext:value-type="string">
            <text:p>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2]; 1; FIND(&quot;%&quot;; [.B1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j.html" xlink:type="simple">Grenada</text:a> </text:p>
          </table:table-cell>
          <table:table-cell table:style-name="ce3" office:value-type="string" calcext:value-type="string">
            <text:p>-4.1% of GDP (2012 est.) </text:p>
          </table:table-cell>
          <table:table-cell table:formula="of:=MID([.B163]; 1; FIND(&quot;%&quot;; [.B163])-1)" office:value-type="string" office:string-value="-4.1" calcext:value-type="string">
            <text:p>-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4]; 1; FIND(&quot;%&quot;; [.B1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q.html" xlink:type="simple">Guam</text:a> </text:p>
          </table:table-cell>
          <table:table-cell table:style-name="ce3" office:value-type="string" calcext:value-type="string">
            <text:p>-3% of GDP (FY10/11 est.) </text:p>
          </table:table-cell>
          <table:table-cell table:formula="of:=MID([.B165]; 1; FIND(&quot;%&quot;; [.B165])-1)" office:value-type="string" office:string-value="-3" calcext:value-type="string">
            <text:p>-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6]; 1; FIND(&quot;%&quot;; [.B1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t.html" xlink:type="simple">Guatemala</text:a> </text:p>
          </table:table-cell>
          <table:table-cell table:style-name="ce3" office:value-type="string" calcext:value-type="string">
            <text:p>-2.7% of GDP (2013 est.) </text:p>
          </table:table-cell>
          <table:table-cell table:formula="of:=MID([.B167]; 1; FIND(&quot;%&quot;; [.B167])-1)" office:value-type="string" office:string-value="-2.7" calcext:value-type="string">
            <text:p>-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68]; 1; FIND(&quot;%&quot;; [.B1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k.html" xlink:type="simple">Guernsey</text:a> </text:p>
          </table:table-cell>
          <table:table-cell table:style-name="ce3" office:value-type="string" calcext:value-type="string">
            <text:p>1.2% of GDP (2005) </text:p>
          </table:table-cell>
          <table:table-cell table:formula="of:=MID([.B169]; 1; FIND(&quot;%&quot;; [.B169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0]; 1; FIND(&quot;%&quot;; [.B1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v.html" xlink:type="simple">Guinea</text:a> </text:p>
          </table:table-cell>
          <table:table-cell table:style-name="ce3" office:value-type="string" calcext:value-type="string">
            <text:p>-5.1% of GDP (2013 est.) </text:p>
          </table:table-cell>
          <table:table-cell table:formula="of:=MID([.B171]; 1; FIND(&quot;%&quot;; [.B171])-1)" office:value-type="string" office:string-value="-5.1" calcext:value-type="string">
            <text:p>-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2]; 1; FIND(&quot;%&quot;; [.B1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u.html" xlink:type="simple">Guinea-Bissau</text:a> </text:p>
          </table:table-cell>
          <table:table-cell table:style-name="ce3" office:value-type="string" calcext:value-type="string">
            <text:p>-1.8% of GDP (2013 est.) </text:p>
          </table:table-cell>
          <table:table-cell table:formula="of:=MID([.B173]; 1; FIND(&quot;%&quot;; [.B173])-1)" office:value-type="string" office:string-value="-1.8" calcext:value-type="string">
            <text:p>-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4]; 1; FIND(&quot;%&quot;; [.B1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gy.html" xlink:type="simple">Guyana</text:a> </text:p>
          </table:table-cell>
          <table:table-cell table:style-name="ce3" office:value-type="string" calcext:value-type="string">
            <text:p>-6.4% of GDP (2013 est.) </text:p>
          </table:table-cell>
          <table:table-cell table:formula="of:=MID([.B175]; 1; FIND(&quot;%&quot;; [.B175])-1)" office:value-type="string" office:string-value="-6.4" calcext:value-type="string">
            <text:p>-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6]; 1; FIND(&quot;%&quot;; [.B1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a.html" xlink:type="simple">Haiti</text:a> </text:p>
          </table:table-cell>
          <table:table-cell table:style-name="ce3" office:value-type="string" calcext:value-type="string">
            <text:p>-5.4% of GDP (2013 est.) </text:p>
          </table:table-cell>
          <table:table-cell table:formula="of:=MID([.B177]; 1; FIND(&quot;%&quot;; [.B177])-1)" office:value-type="string" office:string-value="-5.4" calcext:value-type="string">
            <text:p>-5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78]; 1; FIND(&quot;%&quot;; [.B1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o.html" xlink:type="simple">Honduras</text:a> </text:p>
          </table:table-cell>
          <table:table-cell table:style-name="ce3" office:value-type="string" calcext:value-type="string">
            <text:p>-6.2% of GDP (2013 est.) </text:p>
          </table:table-cell>
          <table:table-cell table:formula="of:=MID([.B179]; 1; FIND(&quot;%&quot;; [.B179])-1)" office:value-type="string" office:string-value="-6.2" calcext:value-type="string">
            <text:p>-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0]; 1; FIND(&quot;%&quot;; [.B1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hk.html" xlink:type="simple">Hong Kong</text:a> </text:p>
          </table:table-cell>
          <table:table-cell table:style-name="ce3" office:value-type="string" calcext:value-type="string">
            <text:p>1.8% of GDP (2013 est.) </text:p>
          </table:table-cell>
          <table:table-cell table:formula="of:=MID([.B181]; 1; FIND(&quot;%&quot;; [.B181])-1)" office:value-type="string" office:string-value="1.8" calcext:value-type="string">
            <text:p>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2]; 1; FIND(&quot;%&quot;; [.B182])-1)" office:value-type="string" office:string-value="" calcext:value-type="error">
            <text:p>#VALUE!</text:p>
          </table:table-cell>
        </table:table-row>
        <table:table-row table:style-name="ro5">
          <table:table-cell table:style-name="ce3" office:value-type="string" calcext:value-type="string">
            <text:p><text:a xlink:href="file:///D:/cia-world-factbook/factbook-2014/geos/hu.html" xlink:type="simple">Hungary</text:a> </text:p>
          </table:table-cell>
          <table:table-cell table:style-name="ce3" office:value-type="string" calcext:value-type="string">
            <text:p>-2.9% of GDP </text:p>
            <text:p>note: Hungary has been under the EU Excessive Deficit Procedure since it joined the EU in 2004; in March 2012 the EU elevated its Excessive Deficit Procedure against Hungary and proposed freezing 30% of the country's Cohesion Funds because 2011 deficit reductions were not achieved in a sustainable manner; in June 2012, the EU lifted the freeze, recognizing that steps had been taken to reduce the deficit; the latest EC forecasts project the Hungarian deficit to increase above 3% both in 2013 and in 2014 due to sluggish growth and the government's fiscal tightening (2013 est.) </text:p>
          </table:table-cell>
          <table:table-cell table:formula="of:=MID([.B183]; 1; FIND(&quot;%&quot;; [.B183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4]; 1; FIND(&quot;%&quot;; [.B1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c.html" xlink:type="simple">Iceland</text:a> </text:p>
          </table:table-cell>
          <table:table-cell table:style-name="ce3" office:value-type="string" calcext:value-type="string">
            <text:p>-1.5% of GDP (2013 est.) </text:p>
          </table:table-cell>
          <table:table-cell table:formula="of:=MID([.B185]; 1; FIND(&quot;%&quot;; [.B185])-1)" office:value-type="string" office:string-value="-1.5" calcext:value-type="string">
            <text:p>-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6]; 1; FIND(&quot;%&quot;; [.B1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n.html" xlink:type="simple">India</text:a> </text:p>
          </table:table-cell>
          <table:table-cell table:style-name="ce3" office:value-type="string" calcext:value-type="string">
            <text:p>-5.7% of GDP (2013 est.) </text:p>
          </table:table-cell>
          <table:table-cell table:formula="of:=MID([.B187]; 1; FIND(&quot;%&quot;; [.B187])-1)" office:value-type="string" office:string-value="-5.7" calcext:value-type="string">
            <text:p>-5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88]; 1; FIND(&quot;%&quot;; [.B1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d.html" xlink:type="simple">Indonesia</text:a> </text:p>
          </table:table-cell>
          <table:table-cell table:style-name="ce3" office:value-type="string" calcext:value-type="string">
            <text:p>-3.3% of GDP (2013 est.) </text:p>
          </table:table-cell>
          <table:table-cell table:formula="of:=MID([.B189]; 1; FIND(&quot;%&quot;; [.B189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0]; 1; FIND(&quot;%&quot;; [.B1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r.html" xlink:type="simple">Iran</text:a> </text:p>
          </table:table-cell>
          <table:table-cell table:style-name="ce3" office:value-type="string" calcext:value-type="string">
            <text:p>-4.5% of GDP (2013 est.) </text:p>
          </table:table-cell>
          <table:table-cell table:formula="of:=MID([.B191]; 1; FIND(&quot;%&quot;; [.B191])-1)" office:value-type="string" office:string-value="-4.5" calcext:value-type="string">
            <text:p>-4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2]; 1; FIND(&quot;%&quot;; [.B1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z.html" xlink:type="simple">Iraq</text:a> </text:p>
          </table:table-cell>
          <table:table-cell table:style-name="ce3" office:value-type="string" calcext:value-type="string">
            <text:p>0.9% of GDP (2013 est.) </text:p>
          </table:table-cell>
          <table:table-cell table:formula="of:=MID([.B193]; 1; FIND(&quot;%&quot;; [.B193])-1)" office:value-type="string" office:string-value="0.9" calcext:value-type="string">
            <text:p>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4]; 1; FIND(&quot;%&quot;; [.B1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ei.html" xlink:type="simple">Ireland</text:a> </text:p>
          </table:table-cell>
          <table:table-cell table:style-name="ce3" office:value-type="string" calcext:value-type="string">
            <text:p>-7.2% of GDP (2013 est.) </text:p>
          </table:table-cell>
          <table:table-cell table:formula="of:=MID([.B195]; 1; FIND(&quot;%&quot;; [.B195])-1)" office:value-type="string" office:string-value="-7.2" calcext:value-type="string">
            <text:p>-7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6]; 1; FIND(&quot;%&quot;; [.B1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m.html" xlink:type="simple">Isle of Man</text:a> </text:p>
          </table:table-cell>
          <table:table-cell table:style-name="ce3" office:value-type="string" calcext:value-type="string">
            <text:p>0.5% of GDP (FY05/06 est.) </text:p>
          </table:table-cell>
          <table:table-cell table:formula="of:=MID([.B197]; 1; FIND(&quot;%&quot;; [.B197])-1)" office:value-type="string" office:string-value="0.5" calcext:value-type="string">
            <text:p>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198]; 1; FIND(&quot;%&quot;; [.B1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s.html" xlink:type="simple">Israel</text:a> </text:p>
          </table:table-cell>
          <table:table-cell table:style-name="ce3" office:value-type="string" calcext:value-type="string">
            <text:p>-1.5% of GDP (2013 est.) </text:p>
          </table:table-cell>
          <table:table-cell table:formula="of:=MID([.B199]; 1; FIND(&quot;%&quot;; [.B199])-1)" office:value-type="string" office:string-value="-1.5" calcext:value-type="string">
            <text:p>-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0]; 1; FIND(&quot;%&quot;; [.B2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it.html" xlink:type="simple">Italy</text:a> </text:p>
          </table:table-cell>
          <table:table-cell table:style-name="ce3" office:value-type="string" calcext:value-type="string">
            <text:p>-3.3% of GDP (2013 est.) </text:p>
          </table:table-cell>
          <table:table-cell table:formula="of:=MID([.B201]; 1; FIND(&quot;%&quot;; [.B201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2]; 1; FIND(&quot;%&quot;; [.B2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m.html" xlink:type="simple">Jamaica</text:a> </text:p>
          </table:table-cell>
          <table:table-cell table:style-name="ce3" office:value-type="string" calcext:value-type="string">
            <text:p>-1.8% of GDP (2013 est.) </text:p>
          </table:table-cell>
          <table:table-cell table:formula="of:=MID([.B203]; 1; FIND(&quot;%&quot;; [.B203])-1)" office:value-type="string" office:string-value="-1.8" calcext:value-type="string">
            <text:p>-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4]; 1; FIND(&quot;%&quot;; [.B2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a.html" xlink:type="simple">Japan</text:a> </text:p>
          </table:table-cell>
          <table:table-cell table:style-name="ce3" office:value-type="string" calcext:value-type="string">
            <text:p>-8.2% of GDP (2013 est.) </text:p>
          </table:table-cell>
          <table:table-cell table:formula="of:=MID([.B205]; 1; FIND(&quot;%&quot;; [.B205])-1)" office:value-type="string" office:string-value="-8.2" calcext:value-type="string">
            <text:p>-8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6]; 1; FIND(&quot;%&quot;; [.B2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je.html" xlink:type="simple">Jersey</text:a> </text:p>
          </table:table-cell>
          <table:table-cell table:style-name="ce3" office:value-type="string" calcext:value-type="string">
            <text:p>-0.4% of GDP (2005) </text:p>
          </table:table-cell>
          <table:table-cell table:formula="of:=MID([.B207]; 1; FIND(&quot;%&quot;; [.B207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08]; 1; FIND(&quot;%&quot;; [.B20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jo.html" xlink:type="simple">Jordan</text:a> </text:p>
          </table:table-cell>
          <table:table-cell table:style-name="ce3" office:value-type="string" calcext:value-type="string">
            <text:p>-11.3% of GDP (2013 est.) </text:p>
          </table:table-cell>
          <table:table-cell table:formula="of:=MID([.B209]; 1; FIND(&quot;%&quot;; [.B209])-1)" office:value-type="string" office:string-value="-11.3" calcext:value-type="string">
            <text:p>-1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0]; 1; FIND(&quot;%&quot;; [.B2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z.html" xlink:type="simple">Kazakhstan</text:a> </text:p>
          </table:table-cell>
          <table:table-cell table:style-name="ce3" office:value-type="string" calcext:value-type="string">
            <text:p>-2.3% of GDP (2013 est.) </text:p>
          </table:table-cell>
          <table:table-cell table:formula="of:=MID([.B211]; 1; FIND(&quot;%&quot;; [.B211])-1)" office:value-type="string" office:string-value="-2.3" calcext:value-type="string">
            <text:p>-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2]; 1; FIND(&quot;%&quot;; [.B2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e.html" xlink:type="simple">Kenya</text:a> </text:p>
          </table:table-cell>
          <table:table-cell table:style-name="ce3" office:value-type="string" calcext:value-type="string">
            <text:p>-4.1% of GDP (2013 est.) </text:p>
          </table:table-cell>
          <table:table-cell table:formula="of:=MID([.B213]; 1; FIND(&quot;%&quot;; [.B213])-1)" office:value-type="string" office:string-value="-4.1" calcext:value-type="string">
            <text:p>-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4]; 1; FIND(&quot;%&quot;; [.B21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kr.html" xlink:type="simple">Kiribati</text:a> </text:p>
          </table:table-cell>
          <table:table-cell table:style-name="ce3" office:value-type="string" calcext:value-type="string">
            <text:p>-29.8% of GDP (2010 est.) </text:p>
          </table:table-cell>
          <table:table-cell table:formula="of:=MID([.B215]; 1; FIND(&quot;%&quot;; [.B215])-1)" office:value-type="string" office:string-value="-29.8" calcext:value-type="string">
            <text:p>-29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6]; 1; FIND(&quot;%&quot;; [.B2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n.html" xlink:type="simple">Korea, North</text:a> </text:p>
          </table:table-cell>
          <table:table-cell table:style-name="ce3" office:value-type="string" calcext:value-type="string">
            <text:p>-0.4% of GDP (2007 est.) </text:p>
          </table:table-cell>
          <table:table-cell table:formula="of:=MID([.B217]; 1; FIND(&quot;%&quot;; [.B217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18]; 1; FIND(&quot;%&quot;; [.B2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s.html" xlink:type="simple">Korea, South</text:a> </text:p>
          </table:table-cell>
          <table:table-cell table:style-name="ce3" office:value-type="string" calcext:value-type="string">
            <text:p>0.7% of GDP (2013 est.) </text:p>
          </table:table-cell>
          <table:table-cell table:formula="of:=MID([.B219]; 1; FIND(&quot;%&quot;; [.B219])-1)" office:value-type="string" office:string-value="0.7" calcext:value-type="string">
            <text:p>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0]; 1; FIND(&quot;%&quot;; [.B2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v.html" xlink:type="simple">Kosovo</text:a> </text:p>
          </table:table-cell>
          <table:table-cell table:style-name="ce3" office:value-type="string" calcext:value-type="string">
            <text:p>-1.8% of GDP (2013 est.) </text:p>
          </table:table-cell>
          <table:table-cell table:formula="of:=MID([.B221]; 1; FIND(&quot;%&quot;; [.B221])-1)" office:value-type="string" office:string-value="-1.8" calcext:value-type="string">
            <text:p>-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2]; 1; FIND(&quot;%&quot;; [.B2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u.html" xlink:type="simple">Kuwait</text:a> </text:p>
          </table:table-cell>
          <table:table-cell table:style-name="ce3" office:value-type="string" calcext:value-type="string">
            <text:p>29.2% of GDP (2013 est.) </text:p>
          </table:table-cell>
          <table:table-cell table:formula="of:=MID([.B223]; 1; FIND(&quot;%&quot;; [.B223])-1)" office:value-type="string" office:string-value="29.2" calcext:value-type="string">
            <text:p>29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4]; 1; FIND(&quot;%&quot;; [.B2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kg.html" xlink:type="simple">Kyrgyzstan</text:a> </text:p>
          </table:table-cell>
          <table:table-cell table:style-name="ce3" office:value-type="string" calcext:value-type="string">
            <text:p>-4.6% of GDP (2013 est.) </text:p>
          </table:table-cell>
          <table:table-cell table:formula="of:=MID([.B225]; 1; FIND(&quot;%&quot;; [.B225])-1)" office:value-type="string" office:string-value="-4.6" calcext:value-type="string">
            <text:p>-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6]; 1; FIND(&quot;%&quot;; [.B2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a.html" xlink:type="simple">Laos</text:a> </text:p>
          </table:table-cell>
          <table:table-cell table:style-name="ce3" office:value-type="string" calcext:value-type="string">
            <text:p>-1.6% of GDP (2013 est.) </text:p>
          </table:table-cell>
          <table:table-cell table:formula="of:=MID([.B227]; 1; FIND(&quot;%&quot;; [.B227])-1)" office:value-type="string" office:string-value="-1.6" calcext:value-type="string">
            <text:p>-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28]; 1; FIND(&quot;%&quot;; [.B2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g.html" xlink:type="simple">Latvia</text:a> </text:p>
          </table:table-cell>
          <table:table-cell table:style-name="ce3" office:value-type="string" calcext:value-type="string">
            <text:p>-0.2% of GDP (2013 est.) </text:p>
          </table:table-cell>
          <table:table-cell table:formula="of:=MID([.B229]; 1; FIND(&quot;%&quot;; [.B229])-1)" office:value-type="string" office:string-value="-0.2" calcext:value-type="string">
            <text:p>-0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0]; 1; FIND(&quot;%&quot;; [.B2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e.html" xlink:type="simple">Lebanon</text:a> </text:p>
          </table:table-cell>
          <table:table-cell table:style-name="ce3" office:value-type="string" calcext:value-type="string">
            <text:p>-9.4% of GDP (2013 est.) </text:p>
          </table:table-cell>
          <table:table-cell table:formula="of:=MID([.B231]; 1; FIND(&quot;%&quot;; [.B231])-1)" office:value-type="string" office:string-value="-9.4" calcext:value-type="string">
            <text:p>-9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2]; 1; FIND(&quot;%&quot;; [.B2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t.html" xlink:type="simple">Lesotho</text:a> </text:p>
          </table:table-cell>
          <table:table-cell table:style-name="ce3" office:value-type="string" calcext:value-type="string">
            <text:p>-0.9% of GDP (2013 est.) </text:p>
          </table:table-cell>
          <table:table-cell table:formula="of:=MID([.B233]; 1; FIND(&quot;%&quot;; [.B233])-1)" office:value-type="string" office:string-value="-0.9" calcext:value-type="string">
            <text:p>-0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4]; 1; FIND(&quot;%&quot;; [.B2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i.html" xlink:type="simple">Liberia</text:a> </text:p>
          </table:table-cell>
          <table:table-cell table:style-name="ce3" office:value-type="string" calcext:value-type="string">
            <text:p>-2.9% of GDP (2013 est.) </text:p>
          </table:table-cell>
          <table:table-cell table:formula="of:=MID([.B235]; 1; FIND(&quot;%&quot;; [.B235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6]; 1; FIND(&quot;%&quot;; [.B2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y.html" xlink:type="simple">Libya</text:a> </text:p>
          </table:table-cell>
          <table:table-cell table:style-name="ce3" office:value-type="string" calcext:value-type="string">
            <text:p>-0.5% of GDP (2013 est.) </text:p>
          </table:table-cell>
          <table:table-cell table:formula="of:=MID([.B237]; 1; FIND(&quot;%&quot;; [.B237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38]; 1; FIND(&quot;%&quot;; [.B2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s.html" xlink:type="simple">Liechtenstein</text:a> </text:p>
          </table:table-cell>
          <table:table-cell table:style-name="ce3" office:value-type="string" calcext:value-type="string">
            <text:p>-1.6% of GDP (2011 est.) </text:p>
          </table:table-cell>
          <table:table-cell table:formula="of:=MID([.B239]; 1; FIND(&quot;%&quot;; [.B239])-1)" office:value-type="string" office:string-value="-1.6" calcext:value-type="string">
            <text:p>-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0]; 1; FIND(&quot;%&quot;; [.B2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h.html" xlink:type="simple">Lithuania</text:a> </text:p>
          </table:table-cell>
          <table:table-cell table:style-name="ce3" office:value-type="string" calcext:value-type="string">
            <text:p>-2% of GDP (2013 est.) </text:p>
          </table:table-cell>
          <table:table-cell table:formula="of:=MID([.B241]; 1; FIND(&quot;%&quot;; [.B241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2]; 1; FIND(&quot;%&quot;; [.B2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u.html" xlink:type="simple">Luxembourg</text:a> </text:p>
          </table:table-cell>
          <table:table-cell table:style-name="ce3" office:value-type="string" calcext:value-type="string">
            <text:p>-1.7% of GDP (2013 est.) </text:p>
          </table:table-cell>
          <table:table-cell table:formula="of:=MID([.B243]; 1; FIND(&quot;%&quot;; [.B243])-1)" office:value-type="string" office:string-value="-1.7" calcext:value-type="string">
            <text:p>-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4]; 1; FIND(&quot;%&quot;; [.B2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c.html" xlink:type="simple">Macau</text:a> </text:p>
          </table:table-cell>
          <table:table-cell table:style-name="ce3" office:value-type="string" calcext:value-type="string">
            <text:p>23.3% of GDP (2013 est.) </text:p>
          </table:table-cell>
          <table:table-cell table:formula="of:=MID([.B245]; 1; FIND(&quot;%&quot;; [.B245])-1)" office:value-type="string" office:string-value="23.3" calcext:value-type="string">
            <text:p>2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6]; 1; FIND(&quot;%&quot;; [.B24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k.html" xlink:type="simple">Macedonia</text:a> </text:p>
          </table:table-cell>
          <table:table-cell table:style-name="ce3" office:value-type="string" calcext:value-type="string">
            <text:p>-4.1% of GDP (2013 est.) </text:p>
          </table:table-cell>
          <table:table-cell table:formula="of:=MID([.B247]; 1; FIND(&quot;%&quot;; [.B247])-1)" office:value-type="string" office:string-value="-4.1" calcext:value-type="string">
            <text:p>-4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48]; 1; FIND(&quot;%&quot;; [.B2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a.html" xlink:type="simple">Madagascar</text:a> </text:p>
          </table:table-cell>
          <table:table-cell table:style-name="ce3" office:value-type="string" calcext:value-type="string">
            <text:p>-2.3% of GDP (2013 est.) </text:p>
          </table:table-cell>
          <table:table-cell table:formula="of:=MID([.B249]; 1; FIND(&quot;%&quot;; [.B249])-1)" office:value-type="string" office:string-value="-2.3" calcext:value-type="string">
            <text:p>-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0]; 1; FIND(&quot;%&quot;; [.B2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i.html" xlink:type="simple">Malawi</text:a> </text:p>
          </table:table-cell>
          <table:table-cell table:style-name="ce3" office:value-type="string" calcext:value-type="string">
            <text:p>-1.4% of GDP (2013 est.) </text:p>
          </table:table-cell>
          <table:table-cell table:formula="of:=MID([.B251]; 1; FIND(&quot;%&quot;; [.B251])-1)" office:value-type="string" office:string-value="-1.4" calcext:value-type="string">
            <text:p>-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2]; 1; FIND(&quot;%&quot;; [.B2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y.html" xlink:type="simple">Malaysia</text:a> </text:p>
          </table:table-cell>
          <table:table-cell table:style-name="ce3" office:value-type="string" calcext:value-type="string">
            <text:p>-4.4% of GDP (2013 est.) </text:p>
          </table:table-cell>
          <table:table-cell table:formula="of:=MID([.B253]; 1; FIND(&quot;%&quot;; [.B253])-1)" office:value-type="string" office:string-value="-4.4" calcext:value-type="string">
            <text:p>-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4]; 1; FIND(&quot;%&quot;; [.B254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mv.html" xlink:type="simple">Maldives</text:a> </text:p>
          </table:table-cell>
          <table:table-cell table:style-name="ce3" office:value-type="string" calcext:value-type="string">
            <text:p>-12.3% of GDP (2012 est.) </text:p>
          </table:table-cell>
          <table:table-cell table:formula="of:=MID([.B255]; 1; FIND(&quot;%&quot;; [.B255])-1)" office:value-type="string" office:string-value="-12.3" calcext:value-type="string">
            <text:p>-1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6]; 1; FIND(&quot;%&quot;; [.B2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l.html" xlink:type="simple">Mali</text:a> </text:p>
          </table:table-cell>
          <table:table-cell table:style-name="ce3" office:value-type="string" calcext:value-type="string">
            <text:p>-0.7% of GDP (2013 est.) </text:p>
          </table:table-cell>
          <table:table-cell table:formula="of:=MID([.B257]; 1; FIND(&quot;%&quot;; [.B257])-1)" office:value-type="string" office:string-value="-0.7" calcext:value-type="string">
            <text:p>-0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58]; 1; FIND(&quot;%&quot;; [.B2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t.html" xlink:type="simple">Malta</text:a> </text:p>
          </table:table-cell>
          <table:table-cell table:style-name="ce3" office:value-type="string" calcext:value-type="string">
            <text:p>5.5% of GDP (2013 est.) </text:p>
          </table:table-cell>
          <table:table-cell table:formula="of:=MID([.B259]; 1; FIND(&quot;%&quot;; [.B259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0]; 1; FIND(&quot;%&quot;; [.B2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m.html" xlink:type="simple">Marshall Islands</text:a> </text:p>
          </table:table-cell>
          <table:table-cell table:style-name="ce3" office:value-type="string" calcext:value-type="string">
            <text:p>0.4% of GDP (FY09 est.) </text:p>
          </table:table-cell>
          <table:table-cell table:formula="of:=MID([.B261]; 1; FIND(&quot;%&quot;; [.B261])-1)" office:value-type="string" office:string-value="0.4" calcext:value-type="string">
            <text:p>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2]; 1; FIND(&quot;%&quot;; [.B2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r.html" xlink:type="simple">Mauritania</text:a> </text:p>
          </table:table-cell>
          <table:table-cell table:style-name="ce3" office:value-type="string" calcext:value-type="string">
            <text:p>-0.6% of GDP (2013 est.) </text:p>
          </table:table-cell>
          <table:table-cell table:formula="of:=MID([.B263]; 1; FIND(&quot;%&quot;; [.B263])-1)" office:value-type="string" office:string-value="-0.6" calcext:value-type="string">
            <text:p>-0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4]; 1; FIND(&quot;%&quot;; [.B2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p.html" xlink:type="simple">Mauritius</text:a> </text:p>
          </table:table-cell>
          <table:table-cell table:style-name="ce3" office:value-type="string" calcext:value-type="string">
            <text:p>-1.9% of GDP (2013 est.) </text:p>
          </table:table-cell>
          <table:table-cell table:formula="of:=MID([.B265]; 1; FIND(&quot;%&quot;; [.B265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6]; 1; FIND(&quot;%&quot;; [.B2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x.html" xlink:type="simple">Mexico</text:a> </text:p>
          </table:table-cell>
          <table:table-cell table:style-name="ce3" office:value-type="string" calcext:value-type="string">
            <text:p>-2.5% of GDP (2013 est.) </text:p>
          </table:table-cell>
          <table:table-cell table:formula="of:=MID([.B267]; 1; FIND(&quot;%&quot;; [.B267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68]; 1; FIND(&quot;%&quot;; [.B26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fm.html" xlink:type="simple">Micronesia, Federated States of</text:a> </text:p>
          </table:table-cell>
          <table:table-cell table:style-name="ce3" office:value-type="string" calcext:value-type="string">
            <text:p>1.5% of GDP (FY10/11 est.) </text:p>
          </table:table-cell>
          <table:table-cell table:formula="of:=MID([.B269]; 1; FIND(&quot;%&quot;; [.B269])-1)" office:value-type="string" office:string-value="1.5" calcext:value-type="string">
            <text:p>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0]; 1; FIND(&quot;%&quot;; [.B2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d.html" xlink:type="simple">Moldova</text:a> </text:p>
          </table:table-cell>
          <table:table-cell table:style-name="ce3" office:value-type="string" calcext:value-type="string">
            <text:p>-1.8% of GDP (2013 est.) </text:p>
          </table:table-cell>
          <table:table-cell table:formula="of:=MID([.B271]; 1; FIND(&quot;%&quot;; [.B271])-1)" office:value-type="string" office:string-value="-1.8" calcext:value-type="string">
            <text:p>-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2]; 1; FIND(&quot;%&quot;; [.B2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n.html" xlink:type="simple">Monaco</text:a> </text:p>
          </table:table-cell>
          <table:table-cell table:style-name="ce3" office:value-type="string" calcext:value-type="string">
            <text:p>-1.2% of GDP (2011 est.) </text:p>
          </table:table-cell>
          <table:table-cell table:formula="of:=MID([.B273]; 1; FIND(&quot;%&quot;; [.B273])-1)" office:value-type="string" office:string-value="-1.2" calcext:value-type="string">
            <text:p>-1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4]; 1; FIND(&quot;%&quot;; [.B2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g.html" xlink:type="simple">Mongolia</text:a> </text:p>
          </table:table-cell>
          <table:table-cell table:style-name="ce3" office:value-type="string" calcext:value-type="string">
            <text:p>-8.1% of GDP (2013 est.) </text:p>
          </table:table-cell>
          <table:table-cell table:formula="of:=MID([.B275]; 1; FIND(&quot;%&quot;; [.B275])-1)" office:value-type="string" office:string-value="-8.1" calcext:value-type="string">
            <text:p>-8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6]; 1; FIND(&quot;%&quot;; [.B2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j.html" xlink:type="simple">Montenegro</text:a> </text:p>
          </table:table-cell>
          <table:table-cell table:style-name="ce3" office:value-type="string" calcext:value-type="string">
            <text:p>2.2% of GDP (2012 est.) </text:p>
          </table:table-cell>
          <table:table-cell table:formula="of:=MID([.B277]; 1; FIND(&quot;%&quot;; [.B277])-1)" office:value-type="string" office:string-value="2.2" calcext:value-type="string">
            <text:p>2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78]; 1; FIND(&quot;%&quot;; [.B27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o.html" xlink:type="simple">Morocco</text:a> </text:p>
          </table:table-cell>
          <table:table-cell table:style-name="ce3" office:value-type="string" calcext:value-type="string">
            <text:p>-8% of GDP (2013 est.) </text:p>
          </table:table-cell>
          <table:table-cell table:formula="of:=MID([.B279]; 1; FIND(&quot;%&quot;; [.B279])-1)" office:value-type="string" office:string-value="-8" calcext:value-type="string">
            <text:p>-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0]; 1; FIND(&quot;%&quot;; [.B2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z.html" xlink:type="simple">Mozambique</text:a> </text:p>
          </table:table-cell>
          <table:table-cell table:style-name="ce3" office:value-type="string" calcext:value-type="string">
            <text:p>-8.8% of GDP (2013 est.) </text:p>
          </table:table-cell>
          <table:table-cell table:formula="of:=MID([.B281]; 1; FIND(&quot;%&quot;; [.B281])-1)" office:value-type="string" office:string-value="-8.8" calcext:value-type="string">
            <text:p>-8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2]; 1; FIND(&quot;%&quot;; [.B2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a.html" xlink:type="simple">Namibia</text:a> </text:p>
          </table:table-cell>
          <table:table-cell table:style-name="ce3" office:value-type="string" calcext:value-type="string">
            <text:p>-6.5% of GDP (2013 est.) </text:p>
          </table:table-cell>
          <table:table-cell table:formula="of:=MID([.B283]; 1; FIND(&quot;%&quot;; [.B283])-1)" office:value-type="string" office:string-value="-6.5" calcext:value-type="string">
            <text:p>-6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4]; 1; FIND(&quot;%&quot;; [.B2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p.html" xlink:type="simple">Nepal</text:a> </text:p>
          </table:table-cell>
          <table:table-cell table:style-name="ce3" office:value-type="string" calcext:value-type="string">
            <text:p>-3.1% of GDP (FY12/13) </text:p>
          </table:table-cell>
          <table:table-cell table:formula="of:=MID([.B285]; 1; FIND(&quot;%&quot;; [.B285])-1)" office:value-type="string" office:string-value="-3.1" calcext:value-type="string">
            <text:p>-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6]; 1; FIND(&quot;%&quot;; [.B2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l.html" xlink:type="simple">Netherlands</text:a> </text:p>
          </table:table-cell>
          <table:table-cell table:style-name="ce3" office:value-type="string" calcext:value-type="string">
            <text:p>-3.3% of GDP (2014 est.) </text:p>
          </table:table-cell>
          <table:table-cell table:formula="of:=MID([.B287]; 1; FIND(&quot;%&quot;; [.B287])-1)" office:value-type="string" office:string-value="-3.3" calcext:value-type="string">
            <text:p>-3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88]; 1; FIND(&quot;%&quot;; [.B2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c.html" xlink:type="simple">New Caledonia</text:a> </text:p>
          </table:table-cell>
          <table:table-cell table:style-name="ce3" office:value-type="string" calcext:value-type="string">
            <text:p>NA% of GDP </text:p>
          </table:table-cell>
          <table:table-cell table:formula="of:=MID([.B289]; 1; FIND(&quot;%&quot;; [.B28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0]; 1; FIND(&quot;%&quot;; [.B2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z.html" xlink:type="simple">New Zealand</text:a> </text:p>
          </table:table-cell>
          <table:table-cell table:style-name="ce3" office:value-type="string" calcext:value-type="string">
            <text:p>-1.9% of GDP (2013 est.) </text:p>
          </table:table-cell>
          <table:table-cell table:formula="of:=MID([.B291]; 1; FIND(&quot;%&quot;; [.B291])-1)" office:value-type="string" office:string-value="-1.9" calcext:value-type="string">
            <text:p>-1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2]; 1; FIND(&quot;%&quot;; [.B2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u.html" xlink:type="simple">Nicaragua</text:a> </text:p>
          </table:table-cell>
          <table:table-cell table:style-name="ce3" office:value-type="string" calcext:value-type="string">
            <text:p>-0.3% of GDP (2013 est.) </text:p>
          </table:table-cell>
          <table:table-cell table:formula="of:=MID([.B293]; 1; FIND(&quot;%&quot;; [.B293])-1)" office:value-type="string" office:string-value="-0.3" calcext:value-type="string">
            <text:p>-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4]; 1; FIND(&quot;%&quot;; [.B2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g.html" xlink:type="simple">Niger</text:a> </text:p>
          </table:table-cell>
          <table:table-cell table:style-name="ce3" office:value-type="string" calcext:value-type="string">
            <text:p>-2.4% of GDP (2013 est.) </text:p>
          </table:table-cell>
          <table:table-cell table:formula="of:=MID([.B295]; 1; FIND(&quot;%&quot;; [.B295])-1)" office:value-type="string" office:string-value="-2.4" calcext:value-type="string">
            <text:p>-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6]; 1; FIND(&quot;%&quot;; [.B2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i.html" xlink:type="simple">Nigeria</text:a> </text:p>
          </table:table-cell>
          <table:table-cell table:style-name="ce3" office:value-type="string" calcext:value-type="string">
            <text:p>-1.5% of GDP (2013 est.) </text:p>
          </table:table-cell>
          <table:table-cell table:formula="of:=MID([.B297]; 1; FIND(&quot;%&quot;; [.B297])-1)" office:value-type="string" office:string-value="-1.5" calcext:value-type="string">
            <text:p>-1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298]; 1; FIND(&quot;%&quot;; [.B29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ne.html" xlink:type="simple">Niue</text:a> </text:p>
          </table:table-cell>
          <table:table-cell table:style-name="ce3" office:value-type="string" calcext:value-type="string">
            <text:p>-12.6% of GDP (FY04/05) </text:p>
          </table:table-cell>
          <table:table-cell table:formula="of:=MID([.B299]; 1; FIND(&quot;%&quot;; [.B299])-1)" office:value-type="string" office:string-value="-12.6" calcext:value-type="string">
            <text:p>-1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0]; 1; FIND(&quot;%&quot;; [.B3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q.html" xlink:type="simple">Northern Mariana Islands</text:a> </text:p>
          </table:table-cell>
          <table:table-cell table:style-name="ce3" office:value-type="string" calcext:value-type="string">
            <text:p>-7.9% of GDP (FY10/11 est.) </text:p>
          </table:table-cell>
          <table:table-cell table:formula="of:=MID([.B301]; 1; FIND(&quot;%&quot;; [.B301])-1)" office:value-type="string" office:string-value="-7.9" calcext:value-type="string">
            <text:p>-7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2]; 1; FIND(&quot;%&quot;; [.B3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o.html" xlink:type="simple">Norway</text:a> </text:p>
          </table:table-cell>
          <table:table-cell table:style-name="ce3" office:value-type="string" calcext:value-type="string">
            <text:p>13.1% of GDP (2013 est.) </text:p>
          </table:table-cell>
          <table:table-cell table:formula="of:=MID([.B303]; 1; FIND(&quot;%&quot;; [.B303])-1)" office:value-type="string" office:string-value="13.1" calcext:value-type="string">
            <text:p>1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4]; 1; FIND(&quot;%&quot;; [.B3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mu.html" xlink:type="simple">Oman</text:a> </text:p>
          </table:table-cell>
          <table:table-cell table:style-name="ce3" office:value-type="string" calcext:value-type="string">
            <text:p>-1.3% of GDP (2013 est.) </text:p>
          </table:table-cell>
          <table:table-cell table:formula="of:=MID([.B305]; 1; FIND(&quot;%&quot;; [.B305])-1)" office:value-type="string" office:string-value="-1.3" calcext:value-type="string">
            <text:p>-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6]; 1; FIND(&quot;%&quot;; [.B3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k.html" xlink:type="simple">Pakistan</text:a> </text:p>
          </table:table-cell>
          <table:table-cell table:style-name="ce3" office:value-type="string" calcext:value-type="string">
            <text:p>-7.7% of GDP (2013 est.) </text:p>
          </table:table-cell>
          <table:table-cell table:formula="of:=MID([.B307]; 1; FIND(&quot;%&quot;; [.B307])-1)" office:value-type="string" office:string-value="-7.7" calcext:value-type="string">
            <text:p>-7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08]; 1; FIND(&quot;%&quot;; [.B3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s.html" xlink:type="simple">Palau</text:a> </text:p>
          </table:table-cell>
          <table:table-cell table:style-name="ce3" office:value-type="string" calcext:value-type="string">
            <text:p>-2.4% of GDP (2010 est.) </text:p>
          </table:table-cell>
          <table:table-cell table:formula="of:=MID([.B309]; 1; FIND(&quot;%&quot;; [.B309])-1)" office:value-type="string" office:string-value="-2.4" calcext:value-type="string">
            <text:p>-2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0]; 1; FIND(&quot;%&quot;; [.B3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m.html" xlink:type="simple">Panama</text:a> </text:p>
          </table:table-cell>
          <table:table-cell table:style-name="ce3" office:value-type="string" calcext:value-type="string">
            <text:p>-2.6% of GDP (2013 est.) </text:p>
          </table:table-cell>
          <table:table-cell table:formula="of:=MID([.B311]; 1; FIND(&quot;%&quot;; [.B311])-1)" office:value-type="string" office:string-value="-2.6" calcext:value-type="string">
            <text:p>-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2]; 1; FIND(&quot;%&quot;; [.B3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p.html" xlink:type="simple">Papua New Guinea</text:a> </text:p>
          </table:table-cell>
          <table:table-cell table:style-name="ce3" office:value-type="string" calcext:value-type="string">
            <text:p>-4.6% of GDP (2013 est.) </text:p>
          </table:table-cell>
          <table:table-cell table:formula="of:=MID([.B313]; 1; FIND(&quot;%&quot;; [.B313])-1)" office:value-type="string" office:string-value="-4.6" calcext:value-type="string">
            <text:p>-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4]; 1; FIND(&quot;%&quot;; [.B3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a.html" xlink:type="simple">Paraguay</text:a> </text:p>
          </table:table-cell>
          <table:table-cell table:style-name="ce3" office:value-type="string" calcext:value-type="string">
            <text:p>-1.6% of GDP (2013 est.) </text:p>
          </table:table-cell>
          <table:table-cell table:formula="of:=MID([.B315]; 1; FIND(&quot;%&quot;; [.B315])-1)" office:value-type="string" office:string-value="-1.6" calcext:value-type="string">
            <text:p>-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6]; 1; FIND(&quot;%&quot;; [.B3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e.html" xlink:type="simple">Peru</text:a> </text:p>
          </table:table-cell>
          <table:table-cell table:style-name="ce3" office:value-type="string" calcext:value-type="string">
            <text:p>1% of GDP (2013 est.) </text:p>
          </table:table-cell>
          <table:table-cell table:formula="of:=MID([.B317]; 1; FIND(&quot;%&quot;; [.B317])-1)" office:value-type="string" office:string-value="1" calcext:value-type="string">
            <text:p>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18]; 1; FIND(&quot;%&quot;; [.B3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p.html" xlink:type="simple">Philippines</text:a> </text:p>
          </table:table-cell>
          <table:table-cell table:style-name="ce3" office:value-type="string" calcext:value-type="string">
            <text:p>-1.8% of GDP (2013 est.) </text:p>
          </table:table-cell>
          <table:table-cell table:formula="of:=MID([.B319]; 1; FIND(&quot;%&quot;; [.B319])-1)" office:value-type="string" office:string-value="-1.8" calcext:value-type="string">
            <text:p>-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0]; 1; FIND(&quot;%&quot;; [.B3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l.html" xlink:type="simple">Poland</text:a> </text:p>
          </table:table-cell>
          <table:table-cell table:style-name="ce3" office:value-type="string" calcext:value-type="string">
            <text:p>0% of GDP (2013 est.) </text:p>
          </table:table-cell>
          <table:table-cell table:formula="of:=MID([.B321]; 1; FIND(&quot;%&quot;; [.B321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2]; 1; FIND(&quot;%&quot;; [.B3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po.html" xlink:type="simple">Portugal</text:a> </text:p>
          </table:table-cell>
          <table:table-cell table:style-name="ce3" office:value-type="string" calcext:value-type="string">
            <text:p>-5.1% of GDP (2013 est.) </text:p>
          </table:table-cell>
          <table:table-cell table:formula="of:=MID([.B323]; 1; FIND(&quot;%&quot;; [.B323])-1)" office:value-type="string" office:string-value="-5.1" calcext:value-type="string">
            <text:p>-5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4]; 1; FIND(&quot;%&quot;; [.B3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q.html" xlink:type="simple">Puerto Rico</text:a> </text:p>
          </table:table-cell>
          <table:table-cell table:style-name="ce3" office:value-type="string" calcext:value-type="string">
            <text:p>-3.1% of GDP (FY99/00) </text:p>
          </table:table-cell>
          <table:table-cell table:formula="of:=MID([.B325]; 1; FIND(&quot;%&quot;; [.B325])-1)" office:value-type="string" office:string-value="-3.1" calcext:value-type="string">
            <text:p>-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6]; 1; FIND(&quot;%&quot;; [.B3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qa.html" xlink:type="simple">Qatar</text:a> </text:p>
          </table:table-cell>
          <table:table-cell table:style-name="ce3" office:value-type="string" calcext:value-type="string">
            <text:p>9.1% of GDP (2013 est.) </text:p>
          </table:table-cell>
          <table:table-cell table:formula="of:=MID([.B327]; 1; FIND(&quot;%&quot;; [.B327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28]; 1; FIND(&quot;%&quot;; [.B3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o.html" xlink:type="simple">Romania</text:a> </text:p>
          </table:table-cell>
          <table:table-cell table:style-name="ce3" office:value-type="string" calcext:value-type="string">
            <text:p>-2.5% of GDP (2013 est.) </text:p>
          </table:table-cell>
          <table:table-cell table:formula="of:=MID([.B329]; 1; FIND(&quot;%&quot;; [.B329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0]; 1; FIND(&quot;%&quot;; [.B3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s.html" xlink:type="simple">Russia</text:a> </text:p>
          </table:table-cell>
          <table:table-cell table:style-name="ce3" office:value-type="string" calcext:value-type="string">
            <text:p>-0.5% of GDP (2013 est.) </text:p>
          </table:table-cell>
          <table:table-cell table:formula="of:=MID([.B331]; 1; FIND(&quot;%&quot;; [.B331])-1)" office:value-type="string" office:string-value="-0.5" calcext:value-type="string">
            <text:p>-0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2]; 1; FIND(&quot;%&quot;; [.B33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w.html" xlink:type="simple">Rwanda</text:a> </text:p>
          </table:table-cell>
          <table:table-cell table:style-name="ce3" office:value-type="string" calcext:value-type="string">
            <text:p>-4.3% of GDP (2013 est.) </text:p>
          </table:table-cell>
          <table:table-cell table:formula="of:=MID([.B333]; 1; FIND(&quot;%&quot;; [.B333])-1)" office:value-type="string" office:string-value="-4.3" calcext:value-type="string">
            <text:p>-4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4]; 1; FIND(&quot;%&quot;; [.B3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c.html" xlink:type="simple">Saint Kitts and Nevis</text:a> </text:p>
          </table:table-cell>
          <table:table-cell table:style-name="ce3" office:value-type="string" calcext:value-type="string">
            <text:p>4.8% of GDP (2013 est.) </text:p>
          </table:table-cell>
          <table:table-cell table:formula="of:=MID([.B335]; 1; FIND(&quot;%&quot;; [.B335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6]; 1; FIND(&quot;%&quot;; [.B33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t.html" xlink:type="simple">Saint Lucia</text:a> </text:p>
          </table:table-cell>
          <table:table-cell table:style-name="ce3" office:value-type="string" calcext:value-type="string">
            <text:p>-2.7% of GDP (2011 est.) </text:p>
          </table:table-cell>
          <table:table-cell table:formula="of:=MID([.B337]; 1; FIND(&quot;%&quot;; [.B337])-1)" office:value-type="string" office:string-value="-2.7" calcext:value-type="string">
            <text:p>-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38]; 1; FIND(&quot;%&quot;; [.B3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b.html" xlink:type="simple">Saint Pierre and Miquelon</text:a> </text:p>
          </table:table-cell>
          <table:table-cell table:style-name="ce3" office:value-type="string" calcext:value-type="string">
            <text:p>4.6% of GDP (1996) </text:p>
          </table:table-cell>
          <table:table-cell table:formula="of:=MID([.B339]; 1; FIND(&quot;%&quot;; [.B339])-1)" office:value-type="string" office:string-value="4.6" calcext:value-type="string">
            <text:p>4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0]; 1; FIND(&quot;%&quot;; [.B34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c.html" xlink:type="simple">Saint Vincent and the Grenadines</text:a> </text:p>
          </table:table-cell>
          <table:table-cell table:style-name="ce3" office:value-type="string" calcext:value-type="string">
            <text:p>0% of GDP (2013 est.) </text:p>
          </table:table-cell>
          <table:table-cell table:formula="of:=MID([.B341]; 1; FIND(&quot;%&quot;; [.B341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2]; 1; FIND(&quot;%&quot;; [.B34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s.html" xlink:type="simple">Samoa</text:a> </text:p>
          </table:table-cell>
          <table:table-cell table:style-name="ce3" office:value-type="string" calcext:value-type="string">
            <text:p>-6.1% of GDP (2013 est.) </text:p>
          </table:table-cell>
          <table:table-cell table:formula="of:=MID([.B343]; 1; FIND(&quot;%&quot;; [.B343])-1)" office:value-type="string" office:string-value="-6.1" calcext:value-type="string">
            <text:p>-6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4]; 1; FIND(&quot;%&quot;; [.B34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m.html" xlink:type="simple">San Marino</text:a> </text:p>
          </table:table-cell>
          <table:table-cell table:style-name="ce3" office:value-type="string" calcext:value-type="string">
            <text:p>-2.9% of GDP (2012 est.) </text:p>
          </table:table-cell>
          <table:table-cell table:formula="of:=MID([.B345]; 1; FIND(&quot;%&quot;; [.B345])-1)" office:value-type="string" office:string-value="-2.9" calcext:value-type="string">
            <text:p>-2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6]; 1; FIND(&quot;%&quot;; [.B34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tp.html" xlink:type="simple">Sao Tome and Principe</text:a> </text:p>
          </table:table-cell>
          <table:table-cell table:style-name="ce3" office:value-type="string" calcext:value-type="string">
            <text:p>-11.7% of GDP (2013 est.) </text:p>
          </table:table-cell>
          <table:table-cell table:formula="of:=MID([.B347]; 1; FIND(&quot;%&quot;; [.B347])-1)" office:value-type="string" office:string-value="-11.7" calcext:value-type="string">
            <text:p>-11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48]; 1; FIND(&quot;%&quot;; [.B34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a.html" xlink:type="simple">Saudi Arabia</text:a> </text:p>
          </table:table-cell>
          <table:table-cell table:style-name="ce3" office:value-type="string" calcext:value-type="string">
            <text:p>6.2% of GDP (2013 est.) </text:p>
          </table:table-cell>
          <table:table-cell table:formula="of:=MID([.B349]; 1; FIND(&quot;%&quot;; [.B349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0]; 1; FIND(&quot;%&quot;; [.B35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g.html" xlink:type="simple">Senegal</text:a> </text:p>
          </table:table-cell>
          <table:table-cell table:style-name="ce3" office:value-type="string" calcext:value-type="string">
            <text:p>-5.3% of GDP (2013 est.) </text:p>
          </table:table-cell>
          <table:table-cell table:formula="of:=MID([.B351]; 1; FIND(&quot;%&quot;; [.B351])-1)" office:value-type="string" office:string-value="-5.3" calcext:value-type="string">
            <text:p>-5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2]; 1; FIND(&quot;%&quot;; [.B35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ri.html" xlink:type="simple">Serbia</text:a> </text:p>
          </table:table-cell>
          <table:table-cell table:style-name="ce3" office:value-type="string" calcext:value-type="string">
            <text:p>-4.9% of GDP (2013 est.) </text:p>
          </table:table-cell>
          <table:table-cell table:formula="of:=MID([.B353]; 1; FIND(&quot;%&quot;; [.B353])-1)" office:value-type="string" office:string-value="-4.9" calcext:value-type="string">
            <text:p>-4.9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4]; 1; FIND(&quot;%&quot;; [.B35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e.html" xlink:type="simple">Seychelles</text:a> </text:p>
          </table:table-cell>
          <table:table-cell table:style-name="ce3" office:value-type="string" calcext:value-type="string">
            <text:p>2% of GDP (2013 est.) </text:p>
          </table:table-cell>
          <table:table-cell table:formula="of:=MID([.B355]; 1; FIND(&quot;%&quot;; [.B355])-1)" office:value-type="string" office:string-value="2" calcext:value-type="string">
            <text:p>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6]; 1; FIND(&quot;%&quot;; [.B35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l.html" xlink:type="simple">Sierra Leone</text:a> </text:p>
          </table:table-cell>
          <table:table-cell table:style-name="ce3" office:value-type="string" calcext:value-type="string">
            <text:p>-3% of GDP (2013 est.) </text:p>
          </table:table-cell>
          <table:table-cell table:formula="of:=MID([.B357]; 1; FIND(&quot;%&quot;; [.B357])-1)" office:value-type="string" office:string-value="-3" calcext:value-type="string">
            <text:p>-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58]; 1; FIND(&quot;%&quot;; [.B35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n.html" xlink:type="simple">Singapore</text:a> </text:p>
          </table:table-cell>
          <table:table-cell table:style-name="ce3" office:value-type="string" calcext:value-type="string">
            <text:p>1.3% of GDP (2013 est.) </text:p>
          </table:table-cell>
          <table:table-cell table:formula="of:=MID([.B359]; 1; FIND(&quot;%&quot;; [.B359])-1)" office:value-type="string" office:string-value="1.3" calcext:value-type="string">
            <text:p>1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0]; 1; FIND(&quot;%&quot;; [.B36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lo.html" xlink:type="simple">Slovakia</text:a> </text:p>
          </table:table-cell>
          <table:table-cell table:style-name="ce3" office:value-type="string" calcext:value-type="string">
            <text:p>-3.4% of GDP (2013 est.) </text:p>
          </table:table-cell>
          <table:table-cell table:formula="of:=MID([.B361]; 1; FIND(&quot;%&quot;; [.B361])-1)" office:value-type="string" office:string-value="-3.4" calcext:value-type="string">
            <text:p>-3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2]; 1; FIND(&quot;%&quot;; [.B36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i.html" xlink:type="simple">Slovenia</text:a> </text:p>
          </table:table-cell>
          <table:table-cell table:style-name="ce3" office:value-type="string" calcext:value-type="string">
            <text:p>-4.4% of GDP (2013 est.) </text:p>
          </table:table-cell>
          <table:table-cell table:formula="of:=MID([.B363]; 1; FIND(&quot;%&quot;; [.B363])-1)" office:value-type="string" office:string-value="-4.4" calcext:value-type="string">
            <text:p>-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4]; 1; FIND(&quot;%&quot;; [.B36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bp.html" xlink:type="simple">Solomon Islands</text:a> </text:p>
          </table:table-cell>
          <table:table-cell table:style-name="ce3" office:value-type="string" calcext:value-type="string">
            <text:p>2.5% of GDP (2013 est.) </text:p>
          </table:table-cell>
          <table:table-cell table:formula="of:=MID([.B365]; 1; FIND(&quot;%&quot;; [.B365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6]; 1; FIND(&quot;%&quot;; [.B36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f.html" xlink:type="simple">South Africa</text:a> </text:p>
          </table:table-cell>
          <table:table-cell table:style-name="ce3" office:value-type="string" calcext:value-type="string">
            <text:p>-4.8% of GDP (2013 est.) </text:p>
          </table:table-cell>
          <table:table-cell table:formula="of:=MID([.B367]; 1; FIND(&quot;%&quot;; [.B367])-1)" office:value-type="string" office:string-value="-4.8" calcext:value-type="string">
            <text:p>-4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68]; 1; FIND(&quot;%&quot;; [.B368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od.html" xlink:type="simple">South Sudan</text:a> </text:p>
          </table:table-cell>
          <table:table-cell table:style-name="ce3" office:value-type="string" calcext:value-type="string">
            <text:p>-15.5% of GDP (FY 2013 est.) </text:p>
          </table:table-cell>
          <table:table-cell table:formula="of:=MID([.B369]; 1; FIND(&quot;%&quot;; [.B369])-1)" office:value-type="string" office:string-value="-15.5" calcext:value-type="string">
            <text:p>-15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0]; 1; FIND(&quot;%&quot;; [.B37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p.html" xlink:type="simple">Spain</text:a> </text:p>
          </table:table-cell>
          <table:table-cell table:style-name="ce3" office:value-type="string" calcext:value-type="string">
            <text:p>-6.8% of GDP (2013 est.) </text:p>
          </table:table-cell>
          <table:table-cell table:formula="of:=MID([.B371]; 1; FIND(&quot;%&quot;; [.B371])-1)" office:value-type="string" office:string-value="-6.8" calcext:value-type="string">
            <text:p>-6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2]; 1; FIND(&quot;%&quot;; [.B37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ce.html" xlink:type="simple">Sri Lanka</text:a> </text:p>
          </table:table-cell>
          <table:table-cell table:style-name="ce3" office:value-type="string" calcext:value-type="string">
            <text:p>-6.4% of GDP (2013 est.) </text:p>
          </table:table-cell>
          <table:table-cell table:formula="of:=MID([.B373]; 1; FIND(&quot;%&quot;; [.B373])-1)" office:value-type="string" office:string-value="-6.4" calcext:value-type="string">
            <text:p>-6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4]; 1; FIND(&quot;%&quot;; [.B37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u.html" xlink:type="simple">Sudan</text:a> </text:p>
          </table:table-cell>
          <table:table-cell table:style-name="ce3" office:value-type="string" calcext:value-type="string">
            <text:p>-4.4% of GDP (2013 est.) </text:p>
          </table:table-cell>
          <table:table-cell table:formula="of:=MID([.B375]; 1; FIND(&quot;%&quot;; [.B375])-1)" office:value-type="string" office:string-value="-4.4" calcext:value-type="string">
            <text:p>-4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6]; 1; FIND(&quot;%&quot;; [.B37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s.html" xlink:type="simple">Suriname</text:a> </text:p>
          </table:table-cell>
          <table:table-cell table:style-name="ce3" office:value-type="string" calcext:value-type="string">
            <text:p>-2.3% of GDP (2010 est.) </text:p>
          </table:table-cell>
          <table:table-cell table:formula="of:=MID([.B377]; 1; FIND(&quot;%&quot;; [.B377])-1)" office:value-type="string" office:string-value="-2.3" calcext:value-type="string">
            <text:p>-2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78]; 1; FIND(&quot;%&quot;; [.B378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sv.html" xlink:type="simple">Svalbard</text:a> </text:p>
          </table:table-cell>
          <table:table-cell table:style-name="ce3" office:value-type="string" calcext:value-type="string">
            <text:p>NA% of GDP </text:p>
          </table:table-cell>
          <table:table-cell table:formula="of:=MID([.B379]; 1; FIND(&quot;%&quot;; [.B379])-1)" office:value-type="string" office:string-value="NA" calcext:value-type="string">
            <text:p>NA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0]; 1; FIND(&quot;%&quot;; [.B38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wz.html" xlink:type="simple">Swaziland</text:a> </text:p>
          </table:table-cell>
          <table:table-cell table:style-name="ce3" office:value-type="string" calcext:value-type="string">
            <text:p>-1.1% of GDP (2013 est.) </text:p>
          </table:table-cell>
          <table:table-cell table:formula="of:=MID([.B381]; 1; FIND(&quot;%&quot;; [.B381])-1)" office:value-type="string" office:string-value="-1.1" calcext:value-type="string">
            <text:p>-1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2]; 1; FIND(&quot;%&quot;; [.B38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w.html" xlink:type="simple">Sweden</text:a> </text:p>
          </table:table-cell>
          <table:table-cell table:style-name="ce3" office:value-type="string" calcext:value-type="string">
            <text:p>-2% of GDP (2013 est.) </text:p>
          </table:table-cell>
          <table:table-cell table:formula="of:=MID([.B383]; 1; FIND(&quot;%&quot;; [.B383])-1)" office:value-type="string" office:string-value="-2" calcext:value-type="string">
            <text:p>-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4]; 1; FIND(&quot;%&quot;; [.B38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z.html" xlink:type="simple">Switzerland</text:a> </text:p>
          </table:table-cell>
          <table:table-cell table:style-name="ce3" office:value-type="string" calcext:value-type="string">
            <text:p>1.4% of GDP (2013 est.) </text:p>
          </table:table-cell>
          <table:table-cell table:formula="of:=MID([.B385]; 1; FIND(&quot;%&quot;; [.B385])-1)" office:value-type="string" office:string-value="1.4" calcext:value-type="string">
            <text:p>1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6]; 1; FIND(&quot;%&quot;; [.B38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sy.html" xlink:type="simple">Syria</text:a> </text:p>
          </table:table-cell>
          <table:table-cell table:style-name="ce3" office:value-type="string" calcext:value-type="string">
            <text:p>-8% of GDP (2013 est.) </text:p>
          </table:table-cell>
          <table:table-cell table:formula="of:=MID([.B387]; 1; FIND(&quot;%&quot;; [.B387])-1)" office:value-type="string" office:string-value="-8" calcext:value-type="string">
            <text:p>-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88]; 1; FIND(&quot;%&quot;; [.B38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w.html" xlink:type="simple">Taiwan</text:a> </text:p>
          </table:table-cell>
          <table:table-cell table:style-name="ce3" office:value-type="string" calcext:value-type="string">
            <text:p>-2.5% of GDP (2013 est.) </text:p>
          </table:table-cell>
          <table:table-cell table:formula="of:=MID([.B389]; 1; FIND(&quot;%&quot;; [.B389])-1)" office:value-type="string" office:string-value="-2.5" calcext:value-type="string">
            <text:p>-2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0]; 1; FIND(&quot;%&quot;; [.B39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i.html" xlink:type="simple">Tajikistan</text:a> </text:p>
          </table:table-cell>
          <table:table-cell table:style-name="ce3" office:value-type="string" calcext:value-type="string">
            <text:p>0% of GDP (2013 est.) </text:p>
          </table:table-cell>
          <table:table-cell table:formula="of:=MID([.B391]; 1; FIND(&quot;%&quot;; [.B391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2]; 1; FIND(&quot;%&quot;; [.B39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z.html" xlink:type="simple">Tanzania</text:a> </text:p>
          </table:table-cell>
          <table:table-cell table:style-name="ce3" office:value-type="string" calcext:value-type="string">
            <text:p>-5.6% of GDP (2013 est.) </text:p>
          </table:table-cell>
          <table:table-cell table:formula="of:=MID([.B393]; 1; FIND(&quot;%&quot;; [.B393])-1)" office:value-type="string" office:string-value="-5.6" calcext:value-type="string">
            <text:p>-5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4]; 1; FIND(&quot;%&quot;; [.B39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h.html" xlink:type="simple">Thailand</text:a> </text:p>
          </table:table-cell>
          <table:table-cell table:style-name="ce3" office:value-type="string" calcext:value-type="string">
            <text:p>-4% of GDP (2013 est.) </text:p>
          </table:table-cell>
          <table:table-cell table:formula="of:=MID([.B395]; 1; FIND(&quot;%&quot;; [.B395])-1)" office:value-type="string" office:string-value="-4" calcext:value-type="string">
            <text:p>-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6]; 1; FIND(&quot;%&quot;; [.B39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t.html" xlink:type="simple">Timor-Leste</text:a> </text:p>
          </table:table-cell>
          <table:table-cell table:style-name="ce3" office:value-type="string" calcext:value-type="string">
            <text:p>-1.6% of GDP (2013 est.) </text:p>
          </table:table-cell>
          <table:table-cell table:formula="of:=MID([.B397]; 1; FIND(&quot;%&quot;; [.B397])-1)" office:value-type="string" office:string-value="-1.6" calcext:value-type="string">
            <text:p>-1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398]; 1; FIND(&quot;%&quot;; [.B39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o.html" xlink:type="simple">Togo</text:a> </text:p>
          </table:table-cell>
          <table:table-cell table:style-name="ce3" office:value-type="string" calcext:value-type="string">
            <text:p>-3.7% of GDP (2013 est.) </text:p>
          </table:table-cell>
          <table:table-cell table:formula="of:=MID([.B399]; 1; FIND(&quot;%&quot;; [.B399])-1)" office:value-type="string" office:string-value="-3.7" calcext:value-type="string">
            <text:p>-3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0]; 1; FIND(&quot;%&quot;; [.B40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n.html" xlink:type="simple">Tonga</text:a> </text:p>
          </table:table-cell>
          <table:table-cell table:style-name="ce3" office:value-type="string" calcext:value-type="string">
            <text:p>0% of GDP (2012 est.) </text:p>
          </table:table-cell>
          <table:table-cell table:formula="of:=MID([.B401]; 1; FIND(&quot;%&quot;; [.B401])-1)" office:value-type="string" office:string-value="0" calcext:value-type="string">
            <text:p>0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2]; 1; FIND(&quot;%&quot;; [.B40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d.html" xlink:type="simple">Trinidad and Tobago</text:a> </text:p>
          </table:table-cell>
          <table:table-cell table:style-name="ce3" office:value-type="string" calcext:value-type="string">
            <text:p>-1.8% of GDP (2013 est.) </text:p>
          </table:table-cell>
          <table:table-cell table:formula="of:=MID([.B403]; 1; FIND(&quot;%&quot;; [.B403])-1)" office:value-type="string" office:string-value="-1.8" calcext:value-type="string">
            <text:p>-1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4]; 1; FIND(&quot;%&quot;; [.B40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s.html" xlink:type="simple">Tunisia</text:a> </text:p>
          </table:table-cell>
          <table:table-cell table:style-name="ce3" office:value-type="string" calcext:value-type="string">
            <text:p>-7.5% of GDP (2013 est.) </text:p>
          </table:table-cell>
          <table:table-cell table:formula="of:=MID([.B405]; 1; FIND(&quot;%&quot;; [.B405])-1)" office:value-type="string" office:string-value="-7.5" calcext:value-type="string">
            <text:p>-7.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6]; 1; FIND(&quot;%&quot;; [.B40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u.html" xlink:type="simple">Turkey</text:a> </text:p>
          </table:table-cell>
          <table:table-cell table:style-name="ce3" office:value-type="string" calcext:value-type="string">
            <text:p>-2.1% of GDP (2013 est.) </text:p>
          </table:table-cell>
          <table:table-cell table:formula="of:=MID([.B407]; 1; FIND(&quot;%&quot;; [.B407])-1)" office:value-type="string" office:string-value="-2.1" calcext:value-type="string">
            <text:p>-2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08]; 1; FIND(&quot;%&quot;; [.B40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x.html" xlink:type="simple">Turkmenistan</text:a> </text:p>
          </table:table-cell>
          <table:table-cell table:style-name="ce3" office:value-type="string" calcext:value-type="string">
            <text:p>1.1% of GDP (2013 est.) </text:p>
          </table:table-cell>
          <table:table-cell table:formula="of:=MID([.B409]; 1; FIND(&quot;%&quot;; [.B409])-1)" office:value-type="string" office:string-value="1.1" calcext:value-type="string">
            <text:p>1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0]; 1; FIND(&quot;%&quot;; [.B41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tv.html" xlink:type="simple">Tuvalu</text:a> </text:p>
          </table:table-cell>
          <table:table-cell table:style-name="ce3" office:value-type="string" calcext:value-type="string">
            <text:p>-4% of GDP (2006) </text:p>
          </table:table-cell>
          <table:table-cell table:formula="of:=MID([.B411]; 1; FIND(&quot;%&quot;; [.B411])-1)" office:value-type="string" office:string-value="-4" calcext:value-type="string">
            <text:p>-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2]; 1; FIND(&quot;%&quot;; [.B41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g.html" xlink:type="simple">Uganda</text:a> </text:p>
          </table:table-cell>
          <table:table-cell table:style-name="ce3" office:value-type="string" calcext:value-type="string">
            <text:p>-2.7% of GDP (2013 est.) </text:p>
          </table:table-cell>
          <table:table-cell table:formula="of:=MID([.B413]; 1; FIND(&quot;%&quot;; [.B413])-1)" office:value-type="string" office:string-value="-2.7" calcext:value-type="string">
            <text:p>-2.7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4]; 1; FIND(&quot;%&quot;; [.B41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p.html" xlink:type="simple">Ukraine</text:a> </text:p>
          </table:table-cell>
          <table:table-cell table:style-name="ce3" office:value-type="string" calcext:value-type="string">
            <text:p>-5.2% of GDP (2013 est.) </text:p>
          </table:table-cell>
          <table:table-cell table:formula="of:=MID([.B415]; 1; FIND(&quot;%&quot;; [.B415])-1)" office:value-type="string" office:string-value="-5.2" calcext:value-type="string">
            <text:p>-5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6]; 1; FIND(&quot;%&quot;; [.B41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ae.html" xlink:type="simple">United Arab Emirates</text:a> </text:p>
          </table:table-cell>
          <table:table-cell table:style-name="ce3" office:value-type="string" calcext:value-type="string">
            <text:p>5% of GDP (2013 est.) </text:p>
          </table:table-cell>
          <table:table-cell table:formula="of:=MID([.B417]; 1; FIND(&quot;%&quot;; [.B417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18]; 1; FIND(&quot;%&quot;; [.B41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k.html" xlink:type="simple">United Kingdom</text:a> </text:p>
          </table:table-cell>
          <table:table-cell table:style-name="ce3" office:value-type="string" calcext:value-type="string">
            <text:p>-3.6% of GDP (2013 est.) </text:p>
          </table:table-cell>
          <table:table-cell table:formula="of:=MID([.B419]; 1; FIND(&quot;%&quot;; [.B419])-1)" office:value-type="string" office:string-value="-3.6" calcext:value-type="string">
            <text:p>-3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0]; 1; FIND(&quot;%&quot;; [.B42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s.html" xlink:type="simple">United States</text:a> </text:p>
          </table:table-cell>
          <table:table-cell table:style-name="ce3" office:value-type="string" calcext:value-type="string">
            <text:p>-4% of GDP (2013 est.) </text:p>
          </table:table-cell>
          <table:table-cell table:formula="of:=MID([.B421]; 1; FIND(&quot;%&quot;; [.B421])-1)" office:value-type="string" office:string-value="-4" calcext:value-type="string">
            <text:p>-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2]; 1; FIND(&quot;%&quot;; [.B422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y.html" xlink:type="simple">Uruguay</text:a> </text:p>
          </table:table-cell>
          <table:table-cell table:style-name="ce3" office:value-type="string" calcext:value-type="string">
            <text:p>-2.6% of GDP (2013 est.) </text:p>
          </table:table-cell>
          <table:table-cell table:formula="of:=MID([.B423]; 1; FIND(&quot;%&quot;; [.B423])-1)" office:value-type="string" office:string-value="-2.6" calcext:value-type="string">
            <text:p>-2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4]; 1; FIND(&quot;%&quot;; [.B42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uz.html" xlink:type="simple">Uzbekistan</text:a> </text:p>
          </table:table-cell>
          <table:table-cell table:style-name="ce3" office:value-type="string" calcext:value-type="string">
            <text:p>-0.4% of GDP (2013 est.) </text:p>
          </table:table-cell>
          <table:table-cell table:formula="of:=MID([.B425]; 1; FIND(&quot;%&quot;; [.B425])-1)" office:value-type="string" office:string-value="-0.4" calcext:value-type="string">
            <text:p>-0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6]; 1; FIND(&quot;%&quot;; [.B426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nh.html" xlink:type="simple">Vanuatu</text:a> </text:p>
          </table:table-cell>
          <table:table-cell table:style-name="ce3" office:value-type="string" calcext:value-type="string">
            <text:p>0.3% of GDP (2013 est.) </text:p>
          </table:table-cell>
          <table:table-cell table:formula="of:=MID([.B427]; 1; FIND(&quot;%&quot;; [.B427])-1)" office:value-type="string" office:string-value="0.3" calcext:value-type="string">
            <text:p>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28]; 1; FIND(&quot;%&quot;; [.B42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e.html" xlink:type="simple">Venezuela</text:a> </text:p>
          </table:table-cell>
          <table:table-cell table:style-name="ce3" office:value-type="string" calcext:value-type="string">
            <text:p>-9.8% of GDP (2013 est.) </text:p>
          </table:table-cell>
          <table:table-cell table:formula="of:=MID([.B429]; 1; FIND(&quot;%&quot;; [.B429])-1)" office:value-type="string" office:string-value="-9.8" calcext:value-type="string">
            <text:p>-9.8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0]; 1; FIND(&quot;%&quot;; [.B430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vm.html" xlink:type="simple">Vietnam</text:a> </text:p>
          </table:table-cell>
          <table:table-cell table:style-name="ce3" office:value-type="string" calcext:value-type="string">
            <text:p>-4.2% of GDP (2013 est.) </text:p>
          </table:table-cell>
          <table:table-cell table:formula="of:=MID([.B431]; 1; FIND(&quot;%&quot;; [.B431])-1)" office:value-type="string" office:string-value="-4.2" calcext:value-type="string">
            <text:p>-4.2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2]; 1; FIND(&quot;%&quot;; [.B432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we.html" xlink:type="simple">West Bank</text:a> </text:p>
          </table:table-cell>
          <table:table-cell table:style-name="ce3" office:value-type="string" calcext:value-type="string">
            <text:p>-16.6% of GDP (2011 est.) </text:p>
          </table:table-cell>
          <table:table-cell table:formula="of:=MID([.B433]; 1; FIND(&quot;%&quot;; [.B433])-1)" office:value-type="string" office:string-value="-16.6" calcext:value-type="string">
            <text:p>-16.6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4]; 1; FIND(&quot;%&quot;; [.B434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xx.html" xlink:type="simple">World</text:a> </text:p>
          </table:table-cell>
          <table:table-cell table:style-name="ce3" office:value-type="string" calcext:value-type="string">
            <text:p>-3.1% of GDP (2013 est.) </text:p>
          </table:table-cell>
          <table:table-cell table:formula="of:=MID([.B435]; 1; FIND(&quot;%&quot;; [.B435])-1)" office:value-type="string" office:string-value="-3.1" calcext:value-type="string">
            <text:p>-3.1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6]; 1; FIND(&quot;%&quot;; [.B436])-1)" office:value-type="string" office:string-value="" calcext:value-type="error">
            <text:p>#VALUE!</text:p>
          </table:table-cell>
        </table:table-row>
        <table:table-row table:style-name="ro4">
          <table:table-cell table:style-name="ce3" office:value-type="string" calcext:value-type="string">
            <text:p><text:a xlink:href="file:///D:/cia-world-factbook/factbook-2014/geos/ym.html" xlink:type="simple">Yemen</text:a> </text:p>
          </table:table-cell>
          <table:table-cell table:style-name="ce3" office:value-type="string" calcext:value-type="string">
            <text:p>-10.3% of GDP (2013 est.) </text:p>
          </table:table-cell>
          <table:table-cell table:formula="of:=MID([.B437]; 1; FIND(&quot;%&quot;; [.B437])-1)" office:value-type="string" office:string-value="-10.3" calcext:value-type="string">
            <text:p>-10.3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38]; 1; FIND(&quot;%&quot;; [.B438])-1)" office:value-type="string" office:string-value="" calcext:value-type="error">
            <text:p>#VALUE!</text:p>
          </table:table-cell>
        </table:table-row>
        <table:table-row table:style-name="ro3">
          <table:table-cell table:style-name="ce3" office:value-type="string" calcext:value-type="string">
            <text:p><text:a xlink:href="file:///D:/cia-world-factbook/factbook-2014/geos/za.html" xlink:type="simple">Zambia</text:a> </text:p>
          </table:table-cell>
          <table:table-cell table:style-name="ce3" office:value-type="string" calcext:value-type="string">
            <text:p>-8.4% of GDP (2013 est.) </text:p>
          </table:table-cell>
          <table:table-cell table:formula="of:=MID([.B439]; 1; FIND(&quot;%&quot;; [.B439])-1)" office:value-type="string" office:string-value="-8.4" calcext:value-type="string">
            <text:p>-8.4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/>
          </table:table-cell>
          <table:covered-table-cell/>
          <table:table-cell table:formula="of:=MID([.B440]; 1; FIND(&quot;%&quot;; [.B440])-1)" office:value-type="string" office:string-value="" calcext:value-type="error">
            <text:p>#VALUE!</text:p>
          </table:table-cell>
        </table:table-row>
        <table:table-row table:style-name="ro2">
          <table:table-cell table:style-name="ce3" office:value-type="string" calcext:value-type="string">
            <text:p><text:a xlink:href="file:///D:/cia-world-factbook/factbook-2014/geos/zi.html" xlink:type="simple">Zimbabwe</text:a> </text:p>
          </table:table-cell>
          <table:table-cell table:style-name="ce3" office:value-type="string" calcext:value-type="string">
            <text:p>NA% of GDP </text:p>
          </table:table-cell>
          <table:table-cell table:formula="of:=MID([.B441]; 1; FIND(&quot;%&quot;; [.B441])-1)" office:value-type="string" office:string-value="NA" calcext:value-type="string">
            <text:p>NA</text:p>
          </table:table-cell>
        </table:table-row>
      </table:table>
      <table:named-expressions>
        <table:named-range table:name="aa" table:base-cell-address="$Feuille1.$A$22" table:cell-range-address="$Feuille1.$A$22"/>
        <table:named-range table:name="ac" table:base-cell-address="$Feuille1.$A$16" table:cell-range-address="$Feuille1.$A$16"/>
        <table:named-range table:name="ae" table:base-cell-address="$Feuille1.$A$416" table:cell-range-address="$Feuille1.$A$416"/>
        <table:named-range table:name="af" table:base-cell-address="$Feuille1.$A$2" table:cell-range-address="$Feuille1.$A$2"/>
        <table:named-range table:name="ag" table:base-cell-address="$Feuille1.$A$6" table:cell-range-address="$Feuille1.$A$6"/>
        <table:named-range table:name="aj" table:base-cell-address="$Feuille1.$A$28" table:cell-range-address="$Feuille1.$A$28"/>
        <table:named-range table:name="al" table:base-cell-address="$Feuille1.$A$4" table:cell-range-address="$Feuille1.$A$4"/>
        <table:named-range table:name="am" table:base-cell-address="$Feuille1.$A$20" table:cell-range-address="$Feuille1.$A$20"/>
        <table:named-range table:name="an" table:base-cell-address="$Feuille1.$A$10" table:cell-range-address="$Feuille1.$A$10"/>
        <table:named-range table:name="ao" table:base-cell-address="$Feuille1.$A$12" table:cell-range-address="$Feuille1.$A$12"/>
        <table:named-range table:name="aq" table:base-cell-address="$Feuille1.$A$8" table:cell-range-address="$Feuille1.$A$8"/>
        <table:named-range table:name="ar" table:base-cell-address="$Feuille1.$A$18" table:cell-range-address="$Feuille1.$A$18"/>
        <table:named-range table:name="as" table:base-cell-address="$Feuille1.$A$24" table:cell-range-address="$Feuille1.$A$24"/>
        <table:named-range table:name="au" table:base-cell-address="$Feuille1.$A$26" table:cell-range-address="$Feuille1.$A$26"/>
        <table:named-range table:name="av" table:base-cell-address="$Feuille1.$A$14" table:cell-range-address="$Feuille1.$A$14"/>
        <table:named-range table:name="ba" table:base-cell-address="$Feuille1.$A$32" table:cell-range-address="$Feuille1.$A$32"/>
        <table:named-range table:name="bb" table:base-cell-address="$Feuille1.$A$36" table:cell-range-address="$Feuille1.$A$36"/>
        <table:named-range table:name="bc" table:base-cell-address="$Feuille1.$A$54" table:cell-range-address="$Feuille1.$A$54"/>
        <table:named-range table:name="bd" table:base-cell-address="$Feuille1.$A$46" table:cell-range-address="$Feuille1.$A$46"/>
        <table:named-range table:name="be" table:base-cell-address="$Feuille1.$A$40" table:cell-range-address="$Feuille1.$A$40"/>
        <table:named-range table:name="bf" table:base-cell-address="$Feuille1.$A$30" table:cell-range-address="$Feuille1.$A$30"/>
        <table:named-range table:name="bg" table:base-cell-address="$Feuille1.$A$34" table:cell-range-address="$Feuille1.$A$34"/>
        <table:named-range table:name="bh" table:base-cell-address="$Feuille1.$A$42" table:cell-range-address="$Feuille1.$A$42"/>
        <table:named-range table:name="bk" table:base-cell-address="$Feuille1.$A$52" table:cell-range-address="$Feuille1.$A$52"/>
        <table:named-range table:name="bl" table:base-cell-address="$Feuille1.$A$50" table:cell-range-address="$Feuille1.$A$50"/>
        <table:named-range table:name="bm" table:base-cell-address="$Feuille1.$A$66" table:cell-range-address="$Feuille1.$A$66"/>
        <table:named-range table:name="bn" table:base-cell-address="$Feuille1.$A$44" table:cell-range-address="$Feuille1.$A$44"/>
        <table:named-range table:name="bo" table:base-cell-address="$Feuille1.$A$38" table:cell-range-address="$Feuille1.$A$38"/>
        <table:named-range table:name="bp" table:base-cell-address="$Feuille1.$A$364" table:cell-range-address="$Feuille1.$A$364"/>
        <table:named-range table:name="br" table:base-cell-address="$Feuille1.$A$56" table:cell-range-address="$Feuille1.$A$56"/>
        <table:named-range table:name="bt" table:base-cell-address="$Feuille1.$A$48" table:cell-range-address="$Feuille1.$A$48"/>
        <table:named-range table:name="bu" table:base-cell-address="$Feuille1.$A$62" table:cell-range-address="$Feuille1.$A$62"/>
        <table:named-range table:name="bx" table:base-cell-address="$Feuille1.$A$60" table:cell-range-address="$Feuille1.$A$60"/>
        <table:named-range table:name="by" table:base-cell-address="$Feuille1.$A$68" table:cell-range-address="$Feuille1.$A$68"/>
        <table:named-range table:name="ca" table:base-cell-address="$Feuille1.$A$76" table:cell-range-address="$Feuille1.$A$76"/>
        <table:named-range table:name="cb" table:base-cell-address="$Feuille1.$A$72" table:cell-range-address="$Feuille1.$A$72"/>
        <table:named-range table:name="cc" table:base-cell-address="$Feuille1.$A$106" table:cell-range-address="$Feuille1.$A$106"/>
        <table:named-range table:name="cd" table:base-cell-address="$Feuille1.$A$82" table:cell-range-address="$Feuille1.$A$82"/>
        <table:named-range table:name="ce" table:base-cell-address="$Feuille1.$A$372" table:cell-range-address="$Feuille1.$A$372"/>
        <table:named-range table:name="cf" table:base-cell-address="$Feuille1.$A$94" table:cell-range-address="$Feuille1.$A$94"/>
        <table:named-range table:name="cg" table:base-cell-address="$Feuille1.$A$92" table:cell-range-address="$Feuille1.$A$92"/>
        <table:named-range table:name="ch" table:base-cell-address="$Feuille1.$A$86" table:cell-range-address="$Feuille1.$A$86"/>
        <table:named-range table:name="ci" table:base-cell-address="$Feuille1.$A$84" table:cell-range-address="$Feuille1.$A$84"/>
        <table:named-range table:name="cj" table:base-cell-address="$Feuille1.$A$78" table:cell-range-address="$Feuille1.$A$78"/>
        <table:named-range table:name="cm" table:base-cell-address="$Feuille1.$A$74" table:cell-range-address="$Feuille1.$A$74"/>
        <table:named-range table:name="cn" table:base-cell-address="$Feuille1.$A$90" table:cell-range-address="$Feuille1.$A$90"/>
        <table:named-range table:name="co" table:base-cell-address="$Feuille1.$A$88" table:cell-range-address="$Feuille1.$A$88"/>
        <table:named-range table:name="cq" table:base-cell-address="$Feuille1.$A$300" table:cell-range-address="$Feuille1.$A$300"/>
        <table:named-range table:name="cs" table:base-cell-address="$Feuille1.$A$98" table:cell-range-address="$Feuille1.$A$98"/>
        <table:named-range table:name="ct" table:base-cell-address="$Feuille1.$A$80" table:cell-range-address="$Feuille1.$A$80"/>
        <table:named-range table:name="cu" table:base-cell-address="$Feuille1.$A$104" table:cell-range-address="$Feuille1.$A$104"/>
        <table:named-range table:name="cv" table:base-cell-address="$Feuille1.$A$70" table:cell-range-address="$Feuille1.$A$70"/>
        <table:named-range table:name="cw" table:base-cell-address="$Feuille1.$A$96" table:cell-range-address="$Feuille1.$A$96"/>
        <table:named-range table:name="cy" table:base-cell-address="$Feuille1.$A$108" table:cell-range-address="$Feuille1.$A$108"/>
        <table:named-range table:name="da" table:base-cell-address="$Feuille1.$A$112" table:cell-range-address="$Feuille1.$A$112"/>
        <table:named-range table:name="dj" table:base-cell-address="$Feuille1.$A$114" table:cell-range-address="$Feuille1.$A$114"/>
        <table:named-range table:name="do" table:base-cell-address="$Feuille1.$A$116" table:cell-range-address="$Feuille1.$A$116"/>
        <table:named-range table:name="dr" table:base-cell-address="$Feuille1.$A$118" table:cell-range-address="$Feuille1.$A$118"/>
        <table:named-range table:name="ec" table:base-cell-address="$Feuille1.$A$120" table:cell-range-address="$Feuille1.$A$120"/>
        <table:named-range table:name="eg" table:base-cell-address="$Feuille1.$A$122" table:cell-range-address="$Feuille1.$A$122"/>
        <table:named-range table:name="ei" table:base-cell-address="$Feuille1.$A$194" table:cell-range-address="$Feuille1.$A$194"/>
        <table:named-range table:name="ek" table:base-cell-address="$Feuille1.$A$126" table:cell-range-address="$Feuille1.$A$126"/>
        <table:named-range table:name="en" table:base-cell-address="$Feuille1.$A$130" table:cell-range-address="$Feuille1.$A$130"/>
        <table:named-range table:name="er" table:base-cell-address="$Feuille1.$A$128" table:cell-range-address="$Feuille1.$A$128"/>
        <table:named-range table:name="es" table:base-cell-address="$Feuille1.$A$124" table:cell-range-address="$Feuille1.$A$124"/>
        <table:named-range table:name="et" table:base-cell-address="$Feuille1.$A$132" table:cell-range-address="$Feuille1.$A$132"/>
        <table:named-range table:name="ez" table:base-cell-address="$Feuille1.$A$110" table:cell-range-address="$Feuille1.$A$110"/>
        <table:named-range table:name="fi" table:base-cell-address="$Feuille1.$A$140" table:cell-range-address="$Feuille1.$A$140"/>
        <table:named-range table:name="fj" table:base-cell-address="$Feuille1.$A$138" table:cell-range-address="$Feuille1.$A$138"/>
        <table:named-range table:name="fk" table:base-cell-address="$Feuille1.$A$134" table:cell-range-address="$Feuille1.$A$134"/>
        <table:named-range table:name="fm" table:base-cell-address="$Feuille1.$A$268" table:cell-range-address="$Feuille1.$A$268"/>
        <table:named-range table:name="fo" table:base-cell-address="$Feuille1.$A$136" table:cell-range-address="$Feuille1.$A$136"/>
        <table:named-range table:name="fp" table:base-cell-address="$Feuille1.$A$144" table:cell-range-address="$Feuille1.$A$144"/>
        <table:named-range table:name="fr" table:base-cell-address="$Feuille1.$A$142" table:cell-range-address="$Feuille1.$A$142"/>
        <table:named-range table:name="ga" table:base-cell-address="$Feuille1.$A$148" table:cell-range-address="$Feuille1.$A$148"/>
        <table:named-range table:name="gb" table:base-cell-address="$Feuille1.$A$146" table:cell-range-address="$Feuille1.$A$146"/>
        <table:named-range table:name="gg" table:base-cell-address="$Feuille1.$A$150" table:cell-range-address="$Feuille1.$A$150"/>
        <table:named-range table:name="gh" table:base-cell-address="$Feuille1.$A$154" table:cell-range-address="$Feuille1.$A$154"/>
        <table:named-range table:name="gi" table:base-cell-address="$Feuille1.$A$156" table:cell-range-address="$Feuille1.$A$156"/>
        <table:named-range table:name="gj" table:base-cell-address="$Feuille1.$A$162" table:cell-range-address="$Feuille1.$A$162"/>
        <table:named-range table:name="gk" table:base-cell-address="$Feuille1.$A$168" table:cell-range-address="$Feuille1.$A$168"/>
        <table:named-range table:name="gl" table:base-cell-address="$Feuille1.$A$160" table:cell-range-address="$Feuille1.$A$160"/>
        <table:named-range table:name="gm" table:base-cell-address="$Feuille1.$A$152" table:cell-range-address="$Feuille1.$A$152"/>
        <table:named-range table:name="gq" table:base-cell-address="$Feuille1.$A$164" table:cell-range-address="$Feuille1.$A$164"/>
        <table:named-range table:name="gr" table:base-cell-address="$Feuille1.$A$158" table:cell-range-address="$Feuille1.$A$158"/>
        <table:named-range table:name="gt" table:base-cell-address="$Feuille1.$A$166" table:cell-range-address="$Feuille1.$A$166"/>
        <table:named-range table:name="gv" table:base-cell-address="$Feuille1.$A$170" table:cell-range-address="$Feuille1.$A$170"/>
        <table:named-range table:name="gy" table:base-cell-address="$Feuille1.$A$174" table:cell-range-address="$Feuille1.$A$174"/>
        <table:named-range table:name="ha" table:base-cell-address="$Feuille1.$A$176" table:cell-range-address="$Feuille1.$A$176"/>
        <table:named-range table:name="hk" table:base-cell-address="$Feuille1.$A$180" table:cell-range-address="$Feuille1.$A$180"/>
        <table:named-range table:name="ho" table:base-cell-address="$Feuille1.$A$178" table:cell-range-address="$Feuille1.$A$178"/>
        <table:named-range table:name="hr" table:base-cell-address="$Feuille1.$A$102" table:cell-range-address="$Feuille1.$A$102"/>
        <table:named-range table:name="hu" table:base-cell-address="$Feuille1.$A$182" table:cell-range-address="$Feuille1.$A$182"/>
        <table:named-range table:name="ic" table:base-cell-address="$Feuille1.$A$184" table:cell-range-address="$Feuille1.$A$184"/>
        <table:named-range table:name="id" table:base-cell-address="$Feuille1.$A$188" table:cell-range-address="$Feuille1.$A$188"/>
        <table:named-range table:name="im" table:base-cell-address="$Feuille1.$A$196" table:cell-range-address="$Feuille1.$A$196"/>
        <table:named-range table:name="in" table:base-cell-address="$Feuille1.$A$186" table:cell-range-address="$Feuille1.$A$186"/>
        <table:named-range table:name="ir" table:base-cell-address="$Feuille1.$A$190" table:cell-range-address="$Feuille1.$A$190"/>
        <table:named-range table:name="is" table:base-cell-address="$Feuille1.$A$198" table:cell-range-address="$Feuille1.$A$198"/>
        <table:named-range table:name="it" table:base-cell-address="$Feuille1.$A$200" table:cell-range-address="$Feuille1.$A$200"/>
        <table:named-range table:name="iv" table:base-cell-address="$Feuille1.$A$100" table:cell-range-address="$Feuille1.$A$100"/>
        <table:named-range table:name="iz" table:base-cell-address="$Feuille1.$A$192" table:cell-range-address="$Feuille1.$A$192"/>
        <table:named-range table:name="ja" table:base-cell-address="$Feuille1.$A$204" table:cell-range-address="$Feuille1.$A$204"/>
        <table:named-range table:name="je" table:base-cell-address="$Feuille1.$A$206" table:cell-range-address="$Feuille1.$A$206"/>
        <table:named-range table:name="jm" table:base-cell-address="$Feuille1.$A$202" table:cell-range-address="$Feuille1.$A$202"/>
        <table:named-range table:name="jo" table:base-cell-address="$Feuille1.$A$208" table:cell-range-address="$Feuille1.$A$208"/>
        <table:named-range table:name="ke" table:base-cell-address="$Feuille1.$A$212" table:cell-range-address="$Feuille1.$A$212"/>
        <table:named-range table:name="kg" table:base-cell-address="$Feuille1.$A$224" table:cell-range-address="$Feuille1.$A$224"/>
        <table:named-range table:name="kn" table:base-cell-address="$Feuille1.$A$216" table:cell-range-address="$Feuille1.$A$216"/>
        <table:named-range table:name="kr" table:base-cell-address="$Feuille1.$A$214" table:cell-range-address="$Feuille1.$A$214"/>
        <table:named-range table:name="ks" table:base-cell-address="$Feuille1.$A$218" table:cell-range-address="$Feuille1.$A$218"/>
        <table:named-range table:name="ku" table:base-cell-address="$Feuille1.$A$222" table:cell-range-address="$Feuille1.$A$222"/>
        <table:named-range table:name="kv" table:base-cell-address="$Feuille1.$A$220" table:cell-range-address="$Feuille1.$A$220"/>
        <table:named-range table:name="kz" table:base-cell-address="$Feuille1.$A$210" table:cell-range-address="$Feuille1.$A$210"/>
        <table:named-range table:name="la" table:base-cell-address="$Feuille1.$A$226" table:cell-range-address="$Feuille1.$A$226"/>
        <table:named-range table:name="le" table:base-cell-address="$Feuille1.$A$230" table:cell-range-address="$Feuille1.$A$230"/>
        <table:named-range table:name="lg" table:base-cell-address="$Feuille1.$A$228" table:cell-range-address="$Feuille1.$A$228"/>
        <table:named-range table:name="lh" table:base-cell-address="$Feuille1.$A$240" table:cell-range-address="$Feuille1.$A$240"/>
        <table:named-range table:name="li" table:base-cell-address="$Feuille1.$A$234" table:cell-range-address="$Feuille1.$A$234"/>
        <table:named-range table:name="lo" table:base-cell-address="$Feuille1.$A$360" table:cell-range-address="$Feuille1.$A$360"/>
        <table:named-range table:name="ls" table:base-cell-address="$Feuille1.$A$238" table:cell-range-address="$Feuille1.$A$238"/>
        <table:named-range table:name="lt" table:base-cell-address="$Feuille1.$A$232" table:cell-range-address="$Feuille1.$A$232"/>
        <table:named-range table:name="lu" table:base-cell-address="$Feuille1.$A$242" table:cell-range-address="$Feuille1.$A$242"/>
        <table:named-range table:name="ly" table:base-cell-address="$Feuille1.$A$236" table:cell-range-address="$Feuille1.$A$236"/>
        <table:named-range table:name="ma" table:base-cell-address="$Feuille1.$A$248" table:cell-range-address="$Feuille1.$A$248"/>
        <table:named-range table:name="mc" table:base-cell-address="$Feuille1.$A$244" table:cell-range-address="$Feuille1.$A$244"/>
        <table:named-range table:name="md" table:base-cell-address="$Feuille1.$A$270" table:cell-range-address="$Feuille1.$A$270"/>
        <table:named-range table:name="mg" table:base-cell-address="$Feuille1.$A$274" table:cell-range-address="$Feuille1.$A$274"/>
        <table:named-range table:name="mi" table:base-cell-address="$Feuille1.$A$250" table:cell-range-address="$Feuille1.$A$250"/>
        <table:named-range table:name="mj" table:base-cell-address="$Feuille1.$A$276" table:cell-range-address="$Feuille1.$A$276"/>
        <table:named-range table:name="mk" table:base-cell-address="$Feuille1.$A$246" table:cell-range-address="$Feuille1.$A$246"/>
        <table:named-range table:name="ml" table:base-cell-address="$Feuille1.$A$256" table:cell-range-address="$Feuille1.$A$256"/>
        <table:named-range table:name="mn" table:base-cell-address="$Feuille1.$A$272" table:cell-range-address="$Feuille1.$A$272"/>
        <table:named-range table:name="mo" table:base-cell-address="$Feuille1.$A$278" table:cell-range-address="$Feuille1.$A$278"/>
        <table:named-range table:name="mp" table:base-cell-address="$Feuille1.$A$264" table:cell-range-address="$Feuille1.$A$264"/>
        <table:named-range table:name="mr" table:base-cell-address="$Feuille1.$A$262" table:cell-range-address="$Feuille1.$A$262"/>
        <table:named-range table:name="mt" table:base-cell-address="$Feuille1.$A$258" table:cell-range-address="$Feuille1.$A$258"/>
        <table:named-range table:name="mu" table:base-cell-address="$Feuille1.$A$304" table:cell-range-address="$Feuille1.$A$304"/>
        <table:named-range table:name="mv" table:base-cell-address="$Feuille1.$A$254" table:cell-range-address="$Feuille1.$A$254"/>
        <table:named-range table:name="mx" table:base-cell-address="$Feuille1.$A$266" table:cell-range-address="$Feuille1.$A$266"/>
        <table:named-range table:name="my" table:base-cell-address="$Feuille1.$A$252" table:cell-range-address="$Feuille1.$A$252"/>
        <table:named-range table:name="mz" table:base-cell-address="$Feuille1.$A$280" table:cell-range-address="$Feuille1.$A$280"/>
        <table:named-range table:name="nc" table:base-cell-address="$Feuille1.$A$288" table:cell-range-address="$Feuille1.$A$288"/>
        <table:named-range table:name="ne" table:base-cell-address="$Feuille1.$A$298" table:cell-range-address="$Feuille1.$A$298"/>
        <table:named-range table:name="ng" table:base-cell-address="$Feuille1.$A$294" table:cell-range-address="$Feuille1.$A$294"/>
        <table:named-range table:name="nh" table:base-cell-address="$Feuille1.$A$426" table:cell-range-address="$Feuille1.$A$426"/>
        <table:named-range table:name="ni" table:base-cell-address="$Feuille1.$A$296" table:cell-range-address="$Feuille1.$A$296"/>
        <table:named-range table:name="nl" table:base-cell-address="$Feuille1.$A$286" table:cell-range-address="$Feuille1.$A$286"/>
        <table:named-range table:name="no" table:base-cell-address="$Feuille1.$A$302" table:cell-range-address="$Feuille1.$A$302"/>
        <table:named-range table:name="np" table:base-cell-address="$Feuille1.$A$284" table:cell-range-address="$Feuille1.$A$284"/>
        <table:named-range table:name="ns" table:base-cell-address="$Feuille1.$A$376" table:cell-range-address="$Feuille1.$A$376"/>
        <table:named-range table:name="nu" table:base-cell-address="$Feuille1.$A$292" table:cell-range-address="$Feuille1.$A$292"/>
        <table:named-range table:name="nz" table:base-cell-address="$Feuille1.$A$290" table:cell-range-address="$Feuille1.$A$290"/>
        <table:named-range table:name="od" table:base-cell-address="$Feuille1.$A$368" table:cell-range-address="$Feuille1.$A$368"/>
        <table:named-range table:name="pa" table:base-cell-address="$Feuille1.$A$314" table:cell-range-address="$Feuille1.$A$314"/>
        <table:named-range table:name="pe" table:base-cell-address="$Feuille1.$A$316" table:cell-range-address="$Feuille1.$A$316"/>
        <table:named-range table:name="pk" table:base-cell-address="$Feuille1.$A$306" table:cell-range-address="$Feuille1.$A$306"/>
        <table:named-range table:name="pl" table:base-cell-address="$Feuille1.$A$320" table:cell-range-address="$Feuille1.$A$320"/>
        <table:named-range table:name="pm" table:base-cell-address="$Feuille1.$A$310" table:cell-range-address="$Feuille1.$A$310"/>
        <table:named-range table:name="po" table:base-cell-address="$Feuille1.$A$322" table:cell-range-address="$Feuille1.$A$322"/>
        <table:named-range table:name="pp" table:base-cell-address="$Feuille1.$A$312" table:cell-range-address="$Feuille1.$A$312"/>
        <table:named-range table:name="ps" table:base-cell-address="$Feuille1.$A$308" table:cell-range-address="$Feuille1.$A$308"/>
        <table:named-range table:name="pu" table:base-cell-address="$Feuille1.$A$172" table:cell-range-address="$Feuille1.$A$172"/>
        <table:named-range table:name="qa" table:base-cell-address="$Feuille1.$A$326" table:cell-range-address="$Feuille1.$A$326"/>
        <table:named-range table:name="ri" table:base-cell-address="$Feuille1.$A$352" table:cell-range-address="$Feuille1.$A$352"/>
        <table:named-range table:name="rm" table:base-cell-address="$Feuille1.$A$260" table:cell-range-address="$Feuille1.$A$260"/>
        <table:named-range table:name="ro" table:base-cell-address="$Feuille1.$A$328" table:cell-range-address="$Feuille1.$A$328"/>
        <table:named-range table:name="rp" table:base-cell-address="$Feuille1.$A$318" table:cell-range-address="$Feuille1.$A$318"/>
        <table:named-range table:name="rq" table:base-cell-address="$Feuille1.$A$324" table:cell-range-address="$Feuille1.$A$324"/>
        <table:named-range table:name="rs" table:base-cell-address="$Feuille1.$A$330" table:cell-range-address="$Feuille1.$A$330"/>
        <table:named-range table:name="rw" table:base-cell-address="$Feuille1.$A$332" table:cell-range-address="$Feuille1.$A$332"/>
        <table:named-range table:name="sa" table:base-cell-address="$Feuille1.$A$348" table:cell-range-address="$Feuille1.$A$348"/>
        <table:named-range table:name="sb" table:base-cell-address="$Feuille1.$A$338" table:cell-range-address="$Feuille1.$A$338"/>
        <table:named-range table:name="sc" table:base-cell-address="$Feuille1.$A$334" table:cell-range-address="$Feuille1.$A$334"/>
        <table:named-range table:name="se" table:base-cell-address="$Feuille1.$A$354" table:cell-range-address="$Feuille1.$A$354"/>
        <table:named-range table:name="sf" table:base-cell-address="$Feuille1.$A$366" table:cell-range-address="$Feuille1.$A$366"/>
        <table:named-range table:name="sg" table:base-cell-address="$Feuille1.$A$350" table:cell-range-address="$Feuille1.$A$350"/>
        <table:named-range table:name="si" table:base-cell-address="$Feuille1.$A$362" table:cell-range-address="$Feuille1.$A$362"/>
        <table:named-range table:name="sl" table:base-cell-address="$Feuille1.$A$356" table:cell-range-address="$Feuille1.$A$356"/>
        <table:named-range table:name="sm" table:base-cell-address="$Feuille1.$A$344" table:cell-range-address="$Feuille1.$A$344"/>
        <table:named-range table:name="sn" table:base-cell-address="$Feuille1.$A$358" table:cell-range-address="$Feuille1.$A$358"/>
        <table:named-range table:name="sp" table:base-cell-address="$Feuille1.$A$370" table:cell-range-address="$Feuille1.$A$370"/>
        <table:named-range table:name="st" table:base-cell-address="$Feuille1.$A$336" table:cell-range-address="$Feuille1.$A$336"/>
        <table:named-range table:name="su" table:base-cell-address="$Feuille1.$A$374" table:cell-range-address="$Feuille1.$A$374"/>
        <table:named-range table:name="sv" table:base-cell-address="$Feuille1.$A$378" table:cell-range-address="$Feuille1.$A$378"/>
        <table:named-range table:name="sw" table:base-cell-address="$Feuille1.$A$382" table:cell-range-address="$Feuille1.$A$382"/>
        <table:named-range table:name="sy" table:base-cell-address="$Feuille1.$A$386" table:cell-range-address="$Feuille1.$A$386"/>
        <table:named-range table:name="sz" table:base-cell-address="$Feuille1.$A$384" table:cell-range-address="$Feuille1.$A$384"/>
        <table:named-range table:name="td" table:base-cell-address="$Feuille1.$A$402" table:cell-range-address="$Feuille1.$A$402"/>
        <table:named-range table:name="th" table:base-cell-address="$Feuille1.$A$394" table:cell-range-address="$Feuille1.$A$394"/>
        <table:named-range table:name="ti" table:base-cell-address="$Feuille1.$A$390" table:cell-range-address="$Feuille1.$A$390"/>
        <table:named-range table:name="tn" table:base-cell-address="$Feuille1.$A$400" table:cell-range-address="$Feuille1.$A$400"/>
        <table:named-range table:name="to" table:base-cell-address="$Feuille1.$A$398" table:cell-range-address="$Feuille1.$A$398"/>
        <table:named-range table:name="tp" table:base-cell-address="$Feuille1.$A$346" table:cell-range-address="$Feuille1.$A$346"/>
        <table:named-range table:name="ts" table:base-cell-address="$Feuille1.$A$404" table:cell-range-address="$Feuille1.$A$404"/>
        <table:named-range table:name="tt" table:base-cell-address="$Feuille1.$A$396" table:cell-range-address="$Feuille1.$A$396"/>
        <table:named-range table:name="tu" table:base-cell-address="$Feuille1.$A$406" table:cell-range-address="$Feuille1.$A$406"/>
        <table:named-range table:name="tv" table:base-cell-address="$Feuille1.$A$410" table:cell-range-address="$Feuille1.$A$410"/>
        <table:named-range table:name="tw" table:base-cell-address="$Feuille1.$A$388" table:cell-range-address="$Feuille1.$A$388"/>
        <table:named-range table:name="tx" table:base-cell-address="$Feuille1.$A$408" table:cell-range-address="$Feuille1.$A$408"/>
        <table:named-range table:name="tz" table:base-cell-address="$Feuille1.$A$392" table:cell-range-address="$Feuille1.$A$392"/>
        <table:named-range table:name="ug" table:base-cell-address="$Feuille1.$A$412" table:cell-range-address="$Feuille1.$A$412"/>
        <table:named-range table:name="uk" table:base-cell-address="$Feuille1.$A$418" table:cell-range-address="$Feuille1.$A$418"/>
        <table:named-range table:name="up" table:base-cell-address="$Feuille1.$A$414" table:cell-range-address="$Feuille1.$A$414"/>
        <table:named-range table:name="us" table:base-cell-address="$Feuille1.$A$420" table:cell-range-address="$Feuille1.$A$420"/>
        <table:named-range table:name="uv" table:base-cell-address="$Feuille1.$A$64" table:cell-range-address="$Feuille1.$A$64"/>
        <table:named-range table:name="uy" table:base-cell-address="$Feuille1.$A$422" table:cell-range-address="$Feuille1.$A$422"/>
        <table:named-range table:name="uz" table:base-cell-address="$Feuille1.$A$424" table:cell-range-address="$Feuille1.$A$424"/>
        <table:named-range table:name="vc" table:base-cell-address="$Feuille1.$A$340" table:cell-range-address="$Feuille1.$A$340"/>
        <table:named-range table:name="ve" table:base-cell-address="$Feuille1.$A$428" table:cell-range-address="$Feuille1.$A$428"/>
        <table:named-range table:name="vi" table:base-cell-address="$Feuille1.$A$58" table:cell-range-address="$Feuille1.$A$58"/>
        <table:named-range table:name="vm" table:base-cell-address="$Feuille1.$A$430" table:cell-range-address="$Feuille1.$A$430"/>
        <table:named-range table:name="wa" table:base-cell-address="$Feuille1.$A$282" table:cell-range-address="$Feuille1.$A$282"/>
        <table:named-range table:name="we" table:base-cell-address="$Feuille1.$A$432" table:cell-range-address="$Feuille1.$A$432"/>
        <table:named-range table:name="ws" table:base-cell-address="$Feuille1.$A$342" table:cell-range-address="$Feuille1.$A$342"/>
        <table:named-range table:name="wz" table:base-cell-address="$Feuille1.$A$380" table:cell-range-address="$Feuille1.$A$380"/>
        <table:named-range table:name="xx" table:base-cell-address="$Feuille1.$A$434" table:cell-range-address="$Feuille1.$A$434"/>
        <table:named-range table:name="ym" table:base-cell-address="$Feuille1.$A$436" table:cell-range-address="$Feuille1.$A$436"/>
        <table:named-range table:name="za" table:base-cell-address="$Feuille1.$A$438" table:cell-range-address="$Feuille1.$A$438"/>
        <table:named-range table:name="zi" table:base-cell-address="$Feuille1.$A$440" table:cell-range-address="$Feuille1.$A$44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4:42:49.648000000</meta:creation-date>
    <dc:date>2023-07-17T14:44:24.887000000</dc:date>
    <meta:editing-duration>PT1M35S</meta:editing-duration>
    <meta:editing-cycles>1</meta:editing-cycles>
    <meta:document-statistic meta:table-count="1" meta:cell-count="1101" meta:object-count="0"/>
    <meta:generator>LibreOffice/6.2.4.2$Windows_X86_64 LibreOffice_project/2412653d852ce75f65fbfa83fb7e7b669a126d64</meta:generator>
  </office:meta>
</office:document-meta>
</file>